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2.933cm"/>
    </style:style>
    <style:style style:name="co38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5.452cm"/>
    </style:style>
    <style:style style:name="co7" style:family="table-column">
      <style:table-column-properties fo:break-before="auto" style:column-width="0.864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2.058cm"/>
    </style:style>
    <style:style style:name="co11" style:family="table-column">
      <style:table-column-properties fo:break-before="auto" style:column-width="2.85cm"/>
    </style:style>
    <style:style style:name="co12" style:family="table-column">
      <style:table-column-properties fo:break-before="auto" style:column-width="0.915cm"/>
    </style:style>
    <style:style style:name="co13" style:family="table-column">
      <style:table-column-properties fo:break-before="auto" style:column-width="6.454cm"/>
    </style:style>
    <style:style style:name="co14" style:family="table-column">
      <style:table-column-properties fo:break-before="auto" style:column-width="21.31cm"/>
    </style:style>
    <style:style style:name="co15" style:family="table-column">
      <style:table-column-properties fo:break-before="auto" style:column-width="2.254cm"/>
    </style:style>
    <style:style style:name="co16" style:family="table-column">
      <style:table-column-properties fo:break-before="auto" style:column-width="0.91cm"/>
    </style:style>
    <style:style style:name="co17" style:family="table-column">
      <style:table-column-properties fo:break-before="auto" style:column-width="2.272cm"/>
    </style:style>
    <style:style style:name="co18" style:family="table-column">
      <style:table-column-properties fo:break-before="auto" style:column-width="3.886cm"/>
    </style:style>
    <style:style style:name="co19" style:family="table-column">
      <style:table-column-properties fo:break-before="auto" style:column-width="3.3cm"/>
    </style:style>
    <style:style style:name="co20" style:family="table-column">
      <style:table-column-properties fo:break-before="auto" style:column-width="3.431cm"/>
    </style:style>
    <style:style style:name="co21" style:family="table-column">
      <style:table-column-properties fo:break-before="auto" style:column-width="5.11cm"/>
    </style:style>
    <style:style style:name="co22" style:family="table-column">
      <style:table-column-properties fo:break-before="auto" style:column-width="4.277cm"/>
    </style:style>
    <style:style style:name="co23" style:family="table-column">
      <style:table-column-properties fo:break-before="auto" style:column-width="5.345cm"/>
    </style:style>
    <style:style style:name="co24" style:family="table-column">
      <style:table-column-properties fo:break-before="auto" style:column-width="2.863cm"/>
    </style:style>
    <style:style style:name="co25" style:family="table-column">
      <style:table-column-properties fo:break-before="auto" style:column-width="0.422cm"/>
    </style:style>
    <style:style style:name="co26" style:family="table-column">
      <style:table-column-properties fo:break-before="auto" style:column-width="0.982cm"/>
    </style:style>
    <style:style style:name="co27" style:family="table-column">
      <style:table-column-properties fo:break-before="auto" style:column-width="0.39cm"/>
    </style:style>
    <style:style style:name="co28" style:family="table-column">
      <style:table-column-properties fo:break-before="auto" style:column-width="5.115cm"/>
    </style:style>
    <style:style style:name="co29" style:family="table-column">
      <style:table-column-properties fo:break-before="auto" style:column-width="5.265cm"/>
    </style:style>
    <style:style style:name="co30" style:family="table-column">
      <style:table-column-properties fo:break-before="auto" style:column-width="1.199cm"/>
    </style:style>
    <style:style style:name="co31" style:family="table-column">
      <style:table-column-properties fo:break-before="auto" style:column-width="6.682cm"/>
    </style:style>
    <style:style style:name="co32" style:family="table-column">
      <style:table-column-properties fo:break-before="auto" style:column-width="1.494cm"/>
    </style:style>
    <style:style style:name="co33" style:family="table-column">
      <style:table-column-properties fo:break-before="auto" style:column-width="4.872cm"/>
    </style:style>
    <style:style style:name="co34" style:family="table-column">
      <style:table-column-properties fo:break-before="auto" style:column-width="6.369cm"/>
    </style:style>
    <style:style style:name="co35" style:family="table-column">
      <style:table-column-properties fo:break-before="auto" style:column-width="2.672cm"/>
    </style:style>
    <style:style style:name="co36" style:family="table-column">
      <style:table-column-properties fo:break-before="auto" style:column-width="1.813cm"/>
    </style:style>
    <style:style style:name="co39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0.706cm"/>
    </style:style>
    <style:style style:name="co41" style:family="table-column">
      <style:table-column-properties fo:break-before="auto" style:column-width="7.0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91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84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Sheet4">
      <style:table-properties table:display="true" style:writing-mode="lr-tb"/>
    </style:style>
    <style:style style:name="ta3" style:family="table" style:master-page-name="PageStyle_5f_Senet_20_Borçlu_20_Alacaklı_20_Giriş">
      <style:table-properties table:display="true" style:writing-mode="lr-tb"/>
    </style:style>
    <style:style style:name="ta4" style:family="table" style:master-page-name="PageStyle_5f_Senet_20_Taksit_20_Giriş">
      <style:table-properties table:display="true" style:writing-mode="lr-tb"/>
    </style:style>
    <style:style style:name="ta6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2" style:family="table-cell" style:parent-style-name="Default" style:data-style-name="N36">
      <style:table-cell-properties fo:border-bottom="0.06pt solid #000000" fo:border-left="none" fo:border-right="none" style:rotation-align="none" fo:border-top="none"/>
    </style:style>
    <style:style style:name="ce153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54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style:rotation-align="none"/>
    </style:style>
    <style:style style:name="ce61" style:family="table-cell" style:parent-style-name="Default" style:data-style-name="N36">
      <style:table-cell-properties style:rotation-align="none"/>
    </style:style>
    <style:style style:name="ce62" style:family="table-cell" style:parent-style-name="Default" style:data-style-name="N36"/>
    <style:style style:name="ce54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ce63" style:family="table-cell" style:parent-style-name="Default" style:data-style-name="N36">
      <style:table-cell-properties style:rotation-align="none"/>
    </style:style>
    <style:style style:name="ce69" style:family="table-cell" style:parent-style-name="Default" style:data-style-name="N36"/>
    <style:style style:name="ce15" style:family="table-cell" style:parent-style-name="Default" style:data-style-name="N125">
      <style:table-cell-properties style:rotation-align="none"/>
      <style:text-properties fo:font-size="9pt" style:font-size-asian="9pt" style:font-size-complex="9pt"/>
    </style:style>
    <style:style style:name="ce53" style:family="table-cell" style:parent-style-name="Default" style:data-style-name="N11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</style:style>
    <style:style style:name="ce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Currency" style:data-style-name="N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3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5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8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1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8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0" style:family="table-cell" style:parent-style-name="Excel_20_Built-in_20_Comma" style:data-style-name="N124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5" style:family="table-cell" style:parent-style-name="Default" style:data-style-name="N4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2" style:family="table-cell" style:parent-style-name="Default" style:data-style-name="N36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7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2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0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type="double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8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3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6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7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5" style:family="table-cell" style:parent-style-name="Excel_20_Built-in_20_Comma" style:data-style-name="N124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43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0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50" style:family="table-cell" style:parent-style-name="Default" style:data-style-name="N36">
      <style:table-cell-properties fo:border-bottom="0.06pt solid #000000" fo:border-left="none" fo:border-right="none" style:rotation-align="none" fo:border-top="none"/>
    </style:style>
    <style:style style:name="ce151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55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3.959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4a7ebb" draw:fill="none" draw:textarea-vertical-align="top" draw:auto-grow-height="false" fo:min-height="14.1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3" style:family="graphic">
      <style:graphic-properties draw:stroke="solid" svg:stroke-width="0cm" svg:stroke-color="#4a7ebb" draw:fill="none" draw:textarea-vertical-align="top" draw:auto-grow-height="false" fo:min-height="13.788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4" style:family="graphic">
      <style:graphic-properties draw:stroke="solid" svg:stroke-width="0cm" svg:stroke-color="#4a7ebb" draw:fill="none" draw:textarea-vertical-align="top" draw:auto-grow-height="false" fo:min-height="13.78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5" style:family="graphic">
      <style:graphic-properties draw:stroke="solid" svg:stroke-width="0cm" svg:stroke-color="#4a7ebb" draw:fill="none" draw:textarea-vertical-align="top" draw:auto-grow-height="false" fo:min-height="13.72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6" style:family="graphic">
      <style:graphic-properties draw:stroke="solid" svg:stroke-width="0cm" svg:stroke-color="#4a7ebb" draw:fill="none" draw:textarea-vertical-align="top" draw:auto-grow-height="false" fo:min-height="13.785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7" style:family="graphic">
      <style:graphic-properties draw:stroke="solid" svg:stroke-width="0cm" svg:stroke-color="#4a7ebb" draw:fill="none" draw:textarea-vertical-align="top" draw:auto-grow-height="false" fo:min-height="13.788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8" style:family="graphic">
      <style:graphic-properties draw:stroke="solid" svg:stroke-width="0cm" svg:stroke-color="#4a7ebb" draw:fill="none" draw:textarea-vertical-align="top" draw:auto-grow-height="false" fo:min-height="13.72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9" style:family="graphic">
      <style:graphic-properties draw:stroke="solid" svg:stroke-width="0cm" svg:stroke-color="#4a7ebb" draw:fill="none" draw:textarea-vertical-align="top" draw:auto-grow-height="false" fo:min-height="13.664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0" style:family="graphic">
      <style:graphic-properties draw:stroke="solid" svg:stroke-width="0cm" svg:stroke-color="#4a7ebb" draw:fill="none" draw:textarea-vertical-align="top" draw:auto-grow-height="false" fo:min-height="13.662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1" style:family="graphic">
      <style:graphic-properties draw:stroke="solid" svg:stroke-width="0cm" svg:stroke-color="#4a7ebb" draw:fill="none" draw:textarea-vertical-align="top" draw:auto-grow-height="false" fo:min-height="13.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2" style:family="graphic">
      <style:graphic-properties draw:stroke="solid" svg:stroke-width="0cm" svg:stroke-color="#4a7ebb" draw:fill="none" draw:textarea-vertical-align="top" draw:auto-grow-height="false" fo:min-height="13.537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'Senet Önizleme'.G3">
          <table:help-message table:display="true"/>
          <table:error-message table:message-type="stop" table:display="true"/>
        </table:content-validation>
      </table:content-validations>
      <table:table table:name="Sheet4" table:style-name="ta2">
        <office:forms form:automatic-focus="false" form:apply-design-mode="false"/>
        <table:table-column table:style-name="co4" table:default-cell-style-name="ce54"/>
        <table:table-column table:style-name="co5" table:default-cell-style-name="Default"/>
        <table:table-column table:style-name="co6" table:default-cell-style-name="ce54"/>
        <table:table-column table:style-name="co7" table:default-cell-style-name="ce54"/>
        <table:table-column table:style-name="co9" table:default-cell-style-name="ce54"/>
        <table:table-column table:style-name="co10" table:default-cell-style-name="ce5"/>
        <table:table-column table:style-name="co11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54" office:value-type="string" calcext:value-type="string">
            <text:p>ADEM DUMAN </text:p>
          </table:table-cell>
          <table:table-cell table:number-columns-repeated="6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60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tutar</text:p>
          </table:table-cell>
          <table:table-cell table:style-name="ce6" office:value-type="string" calcext:value-type="string">
            <text:p>bakiy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8-02-2021 27-02-2022</text:p>
          </table:table-cell>
          <table:table-cell/>
          <table:table-cell table:style-name="ce4"/>
          <table:table-cell table:style-name="ce6"/>
          <table:table-cell table:number-columns-repeated="58"/>
        </table:table-row>
        <table:table-row table:style-name="ro1">
          <table:table-cell/>
          <table:table-cell table:style-name="ce63"/>
          <table:table-cell office:value-type="string" calcext:value-type="string">
            <text:p>2021-22 kira bedeli</text:p>
          </table:table-cell>
          <table:table-cell/>
          <table:table-cell table:style-name="ce5" office:value-type="float" office:value="24000" calcext:value-type="float">
            <text:p>24.000,00</text:p>
          </table:table-cell>
          <table:table-cell table:formula="of:=[.E9]" office:value-type="float" office:value="24000" calcext:value-type="float">
            <text:p>24.00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1-02-23" calcext:value-type="date">
            <text:p>23.02.2021</text:p>
          </table:table-cell>
          <table:table-cell office:value-type="string" calcext:value-type="string">
            <text:p>nakit ödeme <text:s/>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9]+[.E10]" office:value-type="float" office:value="22000" calcext:value-type="float">
            <text:p>22.000,00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3" office:value-type="date" office:date-value="2021-03-30" calcext:value-type="date">
            <text:p>30.03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10]+[.E11]" office:value-type="float" office:value="20000" calcext:value-type="float">
            <text:p>20.000,00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3" office:value-type="date" office:date-value="2021-04-30" calcext:value-type="date">
            <text:p>30.04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11]+[.E12]" office:value-type="float" office:value="18000" calcext:value-type="float">
            <text:p>18.000,00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3" office:value-type="date" office:date-value="2021-05-30" calcext:value-type="date">
            <text:p>30.05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1000" calcext:value-type="float">
            <text:p>-1.000,00</text:p>
          </table:table-cell>
          <table:table-cell table:formula="of:=[.F12]+[.E13]" office:value-type="float" office:value="17000" calcext:value-type="float">
            <text:p>17.000,00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3" office:value-type="date" office:date-value="2021-06-30" calcext:value-type="date">
            <text:p>30.06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13]+[.E14]" office:value-type="float" office:value="14000" calcext:value-type="float">
            <text:p>14.000,00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3" office:value-type="date" office:date-value="2021-07-30" calcext:value-type="date">
            <text:p>30.07.2021</text:p>
          </table:table-cell>
          <table:table-cell office:value-type="string" calcext:value-type="string">
            <text:p>Senet 14000 TL ödendi</text:p>
          </table:table-cell>
          <table:table-cell/>
          <table:table-cell table:style-name="ce5" office:value-type="float" office:value="-4000" calcext:value-type="float">
            <text:p>-4.000,00</text:p>
          </table:table-cell>
          <table:table-cell table:formula="of:=[.F14]+[.E15]" office:value-type="float" office:value="10000" calcext:value-type="float">
            <text:p>10.00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2-08-15" calcext:value-type="date">
            <text:p>15.08.2022</text:p>
          </table:table-cell>
          <table:table-cell table:number-columns-repeated="2"/>
          <table:table-cell table:style-name="ce5" office:value-type="float" office:value="-10000" calcext:value-type="float">
            <text:p>-10.000,00</text:p>
          </table:table-cell>
          <table:table-cell table:formula="of:=[.F15]+[.E16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63"/>
          <table:table-cell table:number-columns-repeated="2"/>
          <table:table-cell table:style-name="ce5"/>
          <table:table-cell table:formula="of:=[.F16]+[.E17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63"/>
          <table:table-cell table:number-columns-repeated="2"/>
          <table:table-cell table:style-name="ce5"/>
          <table:table-cell table:formula="of:=[.F17]+[.E18]" office:value-type="float" office:value="0" calcext:value-type="float">
            <text:p>0,00</text:p>
          </table:table-cell>
          <table:table-cell table:number-columns-repeated="58"/>
        </table:table-row>
        <table:table-row table:style-name="ro2">
          <table:table-cell/>
          <table:table-cell table:style-name="ce60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formula="of:=[.F18]+[.E19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63"/>
          <table:table-cell office:value-type="string" calcext:value-type="string">
            <text:p>2022-2023 ödemeleri</text:p>
          </table:table-cell>
          <table:table-cell/>
          <table:table-cell table:style-name="ce5"/>
          <table:table-cell table:formula="of:=[.F19]+[.E20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3" office:value-type="date" office:date-value="2021-08-30" calcext:value-type="date">
            <text:p>30.08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0]+[.E21]" office:value-type="float" office:value="-2000" calcext:value-type="float">
            <text:p>-2.000,00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3" office:value-type="date" office:date-value="2021-09-30" calcext:value-type="date">
            <text:p>30.09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1]+[.E22]" office:value-type="float" office:value="-4000" calcext:value-type="float">
            <text:p>-4.000,00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3" office:value-type="date" office:date-value="2021-10-30" calcext:value-type="date">
            <text:p>30.10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2]+[.E23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3" office:value-type="date" office:date-value="2021-11-30" calcext:value-type="date">
            <text:p>30.11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3]+[.E24]" office:value-type="float" office:value="-8000" calcext:value-type="float">
            <text:p>-8.000,00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3" office:value-type="date" office:date-value="2021-12-30" calcext:value-type="date">
            <text:p>30.12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4]+[.E25]" office:value-type="float" office:value="-10000" calcext:value-type="float">
            <text:p>-10.000,00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3" office:value-type="date" office:date-value="2022-01-30" calcext:value-type="date">
            <text:p>30.01.2022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5]+[.E26]" office:value-type="float" office:value="-12000" calcext:value-type="float">
            <text:p>-12.000,00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5"/>
          <table:table-cell table:number-columns-repeated="59"/>
        </table:table-row>
        <table:table-row table:style-name="ro1">
          <table:table-cell/>
          <table:table-cell table:style-name="ce54" office:value-type="string" calcext:value-type="string">
            <text:p>tüfe oranında artış önceki 7 senete eklenir.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8-02-2022 27-02-2023</text:p>
          </table:table-cell>
          <table:table-cell/>
          <table:table-cell table:style-name="ce4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1-22 kira bedeli <text:s text:c="5"/>24000</text:p>
          </table:table-cell>
          <table:table-cell/>
          <table:table-cell table:style-name="ce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 şubat tüfe artışı %54,44</text:p>
          </table:table-cell>
          <table:table-cell/>
          <table:table-cell table:style-name="ce5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-23 kira artış <text:s text:c="8"/>13065</text:p>
          </table:table-cell>
          <table:table-cell/>
          <table:table-cell table:style-name="ce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-23 kira bedeli <text:s text:c="5"/>37065,60</text:p>
          </table:table-cell>
          <table:table-cell/>
          <table:table-cell table:style-name="ce5" office:value-type="float" office:value="37065.6" calcext:value-type="float">
            <text:p>37.065,60</text:p>
          </table:table-cell>
          <table:table-cell table:formula="of:=[.F26]+[.E33]" office:value-type="float" office:value="25065.6" calcext:value-type="float">
            <text:p>25.065,6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kira indirim</text:p>
          </table:table-cell>
          <table:table-cell/>
          <table:table-cell table:style-name="ce5" office:value-type="float" office:value="-1065.6" calcext:value-type="float">
            <text:p>-1.065,60</text:p>
          </table:table-cell>
          <table:table-cell table:formula="of:=[.F33]+[.E34]" office:value-type="float" office:value="24000" calcext:value-type="float">
            <text:p>24.000,00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5"/>
          <table:table-cell table:number-columns-repeated="59"/>
        </table:table-row>
        <table:table-row table:style-name="ro1">
          <table:table-cell/>
          <table:table-cell table:style-name="ce63" office:value-type="date" office:date-value="2022-02-28" calcext:value-type="date">
            <text:p>28.02.2022</text:p>
          </table:table-cell>
          <table:table-cell office:value-type="string" calcext:value-type="string">
            <text:p>Nakit <text:s/>3000 TL ödendi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4]+[.E36]" office:value-type="float" office:value="21000" calcext:value-type="float">
            <text:p>21.00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2-03-30" calcext:value-type="date">
            <text:p>30.03.2022</text:p>
          </table:table-cell>
          <table:table-cell office:value-type="string" calcext:value-type="string">
            <text:p>Nakit <text:s/>3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6]+[.E37]" office:value-type="float" office:value="18000" calcext:value-type="float">
            <text:p>18.00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2-04-30" calcext:value-type="date">
            <text:p>30.04.2022</text:p>
          </table:table-cell>
          <table:table-cell office:value-type="string" calcext:value-type="string">
            <text:p>Nakit <text:s/>3000 TL</text:p>
          </table:table-cell>
          <table:table-cell/>
          <table:table-cell table:style-name="ce5" office:value-type="float" office:value="-5000" calcext:value-type="float">
            <text:p>-5.000,00</text:p>
          </table:table-cell>
          <table:table-cell table:formula="of:=[.F37]+[.E38]" office:value-type="float" office:value="13000" calcext:value-type="float">
            <text:p>13.00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2-05-30" calcext:value-type="date">
            <text:p>30.05.2022</text:p>
          </table:table-cell>
          <table:table-cell office:value-type="string" calcext:value-type="string">
            <text:p>Nakit <text:s/>5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8]+[.E39]" office:value-type="float" office:value="10000" calcext:value-type="float">
            <text:p>10.00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2-06-30" calcext:value-type="date">
            <text:p>30.06.2022</text:p>
          </table:table-cell>
          <table:table-cell office:value-type="string" calcext:value-type="string">
            <text:p>Nakit <text:s/>5000 TL</text:p>
          </table:table-cell>
          <table:table-cell/>
          <table:table-cell table:style-name="ce5" office:value-type="float" office:value="-4000" calcext:value-type="float">
            <text:p>-4.000,00</text:p>
          </table:table-cell>
          <table:table-cell table:formula="of:=[.F39]+[.E40]" office:value-type="float" office:value="6000" calcext:value-type="float">
            <text:p>6.00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2-07-30" calcext:value-type="date">
            <text:p>30.07.2022</text:p>
          </table:table-cell>
          <table:table-cell office:value-type="string" calcext:value-type="string">
            <text:p>Nakit <text:s/>5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40]+[.E41]" office:value-type="float" office:value="3000" calcext:value-type="float">
            <text:p>3.000,00</text:p>
          </table:table-cell>
          <table:table-cell table:number-columns-repeated="58"/>
        </table:table-row>
        <table:table-row table:style-name="ro1">
          <table:table-cell/>
          <table:table-cell table:style-name="ce63"/>
          <table:table-cell table:number-columns-repeated="2"/>
          <table:table-cell table:style-name="ce5" office:value-type="float" office:value="-2000" calcext:value-type="float">
            <text:p>-2.000,00</text:p>
          </table:table-cell>
          <table:table-cell table:formula="of:=[.F41]+[.E42]" office:value-type="float" office:value="1000" calcext:value-type="float">
            <text:p>1.000,00</text:p>
          </table:table-cell>
          <table:table-cell table:number-columns-repeated="58"/>
        </table:table-row>
        <table:table-row table:style-name="ro1">
          <table:table-cell/>
          <table:table-cell table:style-name="ce63"/>
          <table:table-cell table:number-columns-repeated="2"/>
          <table:table-cell table:style-name="ce5" office:value-type="float" office:value="-1000" calcext:value-type="float">
            <text:p>-1.000,00</text:p>
          </table:table-cell>
          <table:table-cell table:formula="of:=[.F42]+[.E43]" office:value-type="float" office:value="0" calcext:value-type="float">
            <text:p>0,00</text:p>
          </table:table-cell>
          <table:table-cell table:number-columns-repeated="58"/>
        </table:table-row>
        <table:table-row table:style-name="ro2">
          <table:table-cell/>
          <table:table-cell table:style-name="ce6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formula="of:=[.F43]+[.E44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2023-2024 ödeme başlangıcı</text:p>
          </table:table-cell>
          <table:table-cell table:number-columns-repeated="3"/>
          <table:table-cell table:formula="of:=[.F44]+[.E45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2-08-30" calcext:value-type="date">
            <text:p>30.08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5]+[.E46]" office:value-type="float" office:value="-3000" calcext:value-type="float">
            <text:p>-3.00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2-09-30" calcext:value-type="date">
            <text:p>30.09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6]+[.E47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2-10-30" calcext:value-type="date">
            <text:p>30.10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7]+[.E48]" office:value-type="float" office:value="-9000" calcext:value-type="float">
            <text:p>-9.00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2-11-30" calcext:value-type="date">
            <text:p>30.11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8]+[.E49]" office:value-type="float" office:value="-12000" calcext:value-type="float">
            <text:p>-12.00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2-12-30" calcext:value-type="date">
            <text:p>30.12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9]+[.E50]" office:value-type="float" office:value="-15000" calcext:value-type="float">
            <text:p>-15.00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3-01-30" calcext:value-type="date">
            <text:p>30.01.2023</text:p>
          </table:table-cell>
          <table:table-cell office:value-type="string" calcext:value-type="string">
            <text:p>bankadan</text:p>
          </table:table-cell>
          <table:table-cell/>
          <table:table-cell office:value-type="float" office:value="-6000" calcext:value-type="float">
            <text:p>-6000</text:p>
          </table:table-cell>
          <table:table-cell table:formula="of:=[.F50]+[.E51]" office:value-type="float" office:value="-21000" calcext:value-type="float">
            <text:p>-21.000,00</text:p>
          </table:table-cell>
          <table:table-cell table:number-columns-repeated="58"/>
        </table:table-row>
        <table:table-row table:style-name="ro1">
          <table:table-cell table:number-columns-repeated="5"/>
          <table:table-cell table:formula="of:=[.F51]+[.E52]" office:value-type="float" office:value="-21000" calcext:value-type="float">
            <text:p>-21.000,00</text:p>
          </table:table-cell>
          <table:table-cell table:number-columns-repeated="58"/>
        </table:table-row>
        <table:table-row table:style-name="ro1">
          <table:table-cell/>
          <table:table-cell table:style-name="ce54" office:value-type="string" calcext:value-type="string">
            <text:p>tüfe oranında artış önceki 7 senete eklenir.</text:p>
          </table:table-cell>
          <table:table-cell/>
          <table:table-cell table:style-name="Default"/>
          <table:table-cell/>
          <table:table-cell table:formula="of:=[.F52]+[.E53]" office:value-type="float" office:value="-21000" calcext:value-type="float">
            <text:p>-21.000,0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8-02-2023 27-02-2024</text:p>
          </table:table-cell>
          <table:table-cell/>
          <table:table-cell table:style-name="ce4"/>
          <table:table-cell table:formula="of:=[.F53]+[.E54]" office:value-type="float" office:value="-21000" calcext:value-type="float">
            <text:p>-21.000,0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022-23 kira bedeli <text:s text:c="5"/>36000</text:p>
          </table:table-cell>
          <table:table-cell/>
          <table:table-cell table:style-name="ce5" office:value-type="float" office:value="36000" calcext:value-type="float">
            <text:p>36.000,00</text:p>
          </table:table-cell>
          <table:table-cell table:formula="of:=[.F54]+[.E55]" office:value-type="float" office:value="15000" calcext:value-type="float">
            <text:p>15.000,0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023 şubat tüfe artışı %</text:p>
          </table:table-cell>
          <table:table-cell table:style-name="ce15" office:value-type="percentage" office:value="0.73" calcext:value-type="percentage">
            <text:p>73%</text:p>
          </table:table-cell>
          <table:table-cell table:style-name="Default"/>
          <table:table-cell table:formula="of:=[.F55]+[.E56]" office:value-type="float" office:value="15000" calcext:value-type="float">
            <text:p>15.000,0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023-24 kira artış <text:s text:c="8"/></text:p>
          </table:table-cell>
          <table:table-cell table:style-name="ce53"/>
          <table:table-cell table:style-name="ce5" table:formula="of:=[.E55]*[.D56]" office:value-type="float" office:value="26280" calcext:value-type="float">
            <text:p>26.280,00</text:p>
          </table:table-cell>
          <table:table-cell table:formula="of:=[.F56]+[.E57]" office:value-type="float" office:value="41280" calcext:value-type="float">
            <text:p>41.280,0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023-24 kira bedeli <text:s text:c="3"/>62,280 <text:s/></text:p>
          </table:table-cell>
          <table:table-cell/>
          <table:table-cell table:style-name="ce5"/>
          <table:table-cell table:formula="of:=[.F57]+[.E58]" office:value-type="float" office:value="41280" calcext:value-type="float">
            <text:p>41.280,0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kira indirim</text:p>
          </table:table-cell>
          <table:table-cell/>
          <table:table-cell table:style-name="ce5" office:value-type="float" office:value="-2280" calcext:value-type="float">
            <text:p>-2.280,00</text:p>
          </table:table-cell>
          <table:table-cell table:formula="of:=[.F58]+[.E59]" office:value-type="float" office:value="39000" calcext:value-type="float">
            <text:p>39.000,00</text:p>
          </table:table-cell>
          <table:table-cell table:number-columns-repeated="58"/>
        </table:table-row>
        <table:table-row table:style-name="ro1">
          <table:table-cell table:number-columns-repeated="5"/>
          <table:table-cell table:formula="of:=[.F59]+[.E60]" office:value-type="float" office:value="39000" calcext:value-type="float">
            <text:p>39.000,00</text:p>
          </table:table-cell>
          <table:table-cell table:number-columns-repeated="58"/>
        </table:table-row>
        <table:table-row table:style-name="ro1">
          <table:table-cell/>
          <table:table-cell table:style-name="ce63" office:value-type="date" office:date-value="2023-02-28" calcext:value-type="date">
            <text:p>28.02.2023</text:p>
          </table:table-cell>
          <table:table-cell office:value-type="string" calcext:value-type="string">
            <text:p>Nakit <text:s/>6500 TL</text:p>
          </table:table-cell>
          <table:table-cell/>
          <table:table-cell office:value-type="float" office:value="-6500" calcext:value-type="float">
            <text:p>-6500</text:p>
          </table:table-cell>
          <table:table-cell table:formula="of:=[.F60]+[.E61]" office:value-type="float" office:value="32500" calcext:value-type="float">
            <text:p>32.500,00</text:p>
          </table:table-cell>
          <table:table-cell table:number-columns-repeated="58"/>
        </table:table-row>
        <table:table-row table:style-name="ro1">
          <table:table-cell/>
          <table:table-cell table:style-name="ce69" office:value-type="date" office:date-value="2023-03-30" calcext:value-type="date">
            <text:p>30.03.2023</text:p>
          </table:table-cell>
          <table:table-cell office:value-type="string" calcext:value-type="string">
            <text:p>Nakit <text:s/>6500 TL</text:p>
          </table:table-cell>
          <table:table-cell table:number-columns-repeated="2"/>
          <table:table-cell table:formula="of:=[.F61]+[.E62]" office:value-type="float" office:value="32500" calcext:value-type="float">
            <text:p>32.500,00</text:p>
          </table:table-cell>
          <table:table-cell table:number-columns-repeated="58"/>
        </table:table-row>
        <table:table-row table:style-name="ro1">
          <table:table-cell/>
          <table:table-cell table:style-name="ce69" office:value-type="date" office:date-value="2023-04-30" calcext:value-type="date">
            <text:p>30.04.2023</text:p>
          </table:table-cell>
          <table:table-cell office:value-type="string" calcext:value-type="string">
            <text:p>Nakit <text:s/>6500 TL</text:p>
          </table:table-cell>
          <table:table-cell table:number-columns-repeated="2"/>
          <table:table-cell table:formula="of:=[.F62]+[.E63]" office:value-type="float" office:value="32500" calcext:value-type="float">
            <text:p>32.500,00</text:p>
          </table:table-cell>
          <table:table-cell table:number-columns-repeated="58"/>
        </table:table-row>
        <table:table-row table:style-name="ro1">
          <table:table-cell/>
          <table:table-cell table:style-name="ce69" office:value-type="date" office:date-value="2023-05-30" calcext:value-type="date">
            <text:p>30.05.2023</text:p>
          </table:table-cell>
          <table:table-cell office:value-type="string" calcext:value-type="string">
            <text:p>Nakit <text:s/>6500 TL</text:p>
          </table:table-cell>
          <table:table-cell table:number-columns-repeated="2"/>
          <table:table-cell table:formula="of:=[.F63]+[.E64]" office:value-type="float" office:value="32500" calcext:value-type="float">
            <text:p>32.500,00</text:p>
          </table:table-cell>
          <table:table-cell table:number-columns-repeated="58"/>
        </table:table-row>
        <table:table-row table:style-name="ro1">
          <table:table-cell/>
          <table:table-cell table:style-name="ce69" office:value-type="date" office:date-value="2023-06-30" calcext:value-type="date">
            <text:p>30.06.2023</text:p>
          </table:table-cell>
          <table:table-cell office:value-type="string" calcext:value-type="string">
            <text:p>Nakit <text:s/>6500 TL</text:p>
          </table:table-cell>
          <table:table-cell table:number-columns-repeated="2"/>
          <table:table-cell table:formula="of:=[.F64]+[.E65]" office:value-type="float" office:value="32500" calcext:value-type="float">
            <text:p>32.500,00</text:p>
          </table:table-cell>
          <table:table-cell table:number-columns-repeated="58"/>
        </table:table-row>
        <table:table-row table:style-name="ro1">
          <table:table-cell/>
          <table:table-cell table:style-name="ce69" office:value-type="date" office:date-value="2023-07-30" calcext:value-type="date">
            <text:p>30.07.2023</text:p>
          </table:table-cell>
          <table:table-cell office:value-type="string" calcext:value-type="string">
            <text:p>Nakit <text:s/>6500 TL</text:p>
          </table:table-cell>
          <table:table-cell table:number-columns-repeated="2"/>
          <table:table-cell table:formula="of:=[.F65]+[.E66]" office:value-type="float" office:value="32500" calcext:value-type="float">
            <text:p>32.500,0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60" office:value-type="float" office:value="4" calcext:value-type="float">
            <text:p>4</text:p>
          </table:table-cell>
          <table:table-cell table:number-columns-repeated="62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net Borçlu Alacaklı Giriş" table:style-name="ta3">
        <table:table-column table:style-name="co12" table:default-cell-style-name="ce8"/>
        <table:table-column table:style-name="co13" table:default-cell-style-name="ce12"/>
        <table:table-column table:style-name="co14" table:default-cell-style-name="ce8"/>
        <table:table-column table:style-name="co15" table:number-columns-repeated="1021" table:default-cell-style-name="ce8"/>
        <table:table-row table:style-name="ro3">
          <table:table-cell table:style-name="ce81" table:number-columns-spanned="1" table:number-rows-spanned="2"/>
          <table:table-cell table:style-name="ce10" office:value-type="string" calcext:value-type="string">
            <text:p>Alacaklı Adı Soyadı / Unvanı</text:p>
          </table:table-cell>
          <table:table-cell table:style-name="ce13" office:value-type="string" calcext:value-type="string">
            <text:p>HACI MURAT BALCI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81"/>
          <table:table-cell table:style-name="ce10" office:value-type="string" calcext:value-type="string">
            <text:p>İl</text:p>
          </table:table-cell>
          <table:table-cell table:style-name="ce13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3">
          <table:table-cell table:style-name="ce83" office:value-type="string" calcext:value-type="string" table:number-columns-spanned="1" table:number-rows-spanned="5">
            <text:p>BORÇLU</text:p>
          </table:table-cell>
          <table:table-cell table:style-name="ce10" office:value-type="string" calcext:value-type="string">
            <text:p>Kişilik</text:p>
          </table:table-cell>
          <table:table-cell table:style-name="ce89" table:content-validation-name="val1" office:value-type="string" calcext:value-type="string">
            <text:p>Tüzel Kişi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83"/>
          <table:table-cell table:style-name="ce10" office:value-type="string" calcext:value-type="string">
            <text:p>Adı Soyadı / Unvanı</text:p>
          </table:table-cell>
          <table:table-cell table:style-name="ce89" office:value-type="string" calcext:value-type="string">
            <text:p>Bursa Fabrika Satış Mağazası – Adem Duman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83"/>
          <table:table-cell table:style-name="ce10" office:value-type="string" calcext:value-type="string">
            <text:p>Adresi</text:p>
          </table:table-cell>
          <table:table-cell table:style-name="ce89" office:value-type="string" calcext:value-type="string">
            <text:p>Hızarhane Cad. No:5 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83"/>
          <table:table-cell table:style-name="ce10" office:value-type="string" calcext:value-type="string">
            <text:p>Vergi Dairesi</text:p>
          </table:table-cell>
          <table:table-cell table:style-name="ce89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83"/>
          <table:table-cell table:style-name="ce10" office:value-type="string" calcext:value-type="string">
            <text:p>Vergi No/TC Kimlik No</text:p>
          </table:table-cell>
          <table:table-cell table:style-name="ce89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table-cell table:style-name="ce83" office:value-type="string" calcext:value-type="string" table:number-columns-spanned="1" table:number-rows-spanned="4">
            <text:p>KEFİL</text:p>
          </table:table-cell>
          <table:table-cell table:style-name="ce10" office:value-type="string" calcext:value-type="string">
            <text:p>Adı Soyadı / Unvanı</text:p>
          </table:table-cell>
          <table:table-cell table:style-name="ce89" office:value-type="string" calcext:value-type="string">
            <text:p>Adem Duman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83"/>
          <table:table-cell table:style-name="ce10" office:value-type="string" calcext:value-type="string">
            <text:p>Adresi</text:p>
          </table:table-cell>
          <table:table-cell table:style-name="ce16" office:value-type="string" calcext:value-type="string">
            <text:p>Esentepe Mah. Şehit Ulaşar Cad. Belde Sitesi B Blk. K1: D:3 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83"/>
          <table:table-cell table:style-name="ce10" office:value-type="string" calcext:value-type="string">
            <text:p>Vergi Dairesi</text:p>
          </table:table-cell>
          <table:table-cell table:style-name="ce89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83"/>
          <table:table-cell table:style-name="ce10" office:value-type="string" calcext:value-type="string">
            <text:p>Vergi No/TC Kimlik No</text:p>
          </table:table-cell>
          <table:table-cell table:style-name="ce17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3" table:number-rows-repeated="4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4">
        <table:table-column table:style-name="co16" table:default-cell-style-name="ce5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20" table:default-cell-style-name="ce54"/>
        <table:table-column table:style-name="co21" table:default-cell-style-name="ce32"/>
        <table:table-column table:style-name="co22" table:default-cell-style-name="ce24"/>
        <table:table-column table:style-name="co23" table:default-cell-style-name="ce24"/>
        <table:table-column table:style-name="co24" table:number-columns-repeated="56" table:default-cell-style-name="Default"/>
        <table:table-row table:style-name="ro5">
          <table:table-cell table:style-name="ce92" table:number-columns-spanned="1" table:number-rows-spanned="2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92"/>
          <table:table-cell table:style-name="ce20" office:value-type="string" calcext:value-type="string">
            <text:p>Senet No</text:p>
          </table:table-cell>
          <table:table-cell table:style-name="ce20" office:value-type="string" calcext:value-type="string">
            <text:p>Düzenleme Tarihi</text:p>
          </table:table-cell>
          <table:table-cell table:style-name="ce20" office:value-type="string" calcext:value-type="string">
            <text:p>Vade Tarihi</text:p>
          </table:table-cell>
          <table:table-cell table:style-name="ce11" office:value-type="string" calcext:value-type="string">
            <text:p>Tutarı Rakamla</text:p>
          </table:table-cell>
          <table:table-cell table:style-name="ce30" office:value-type="string" calcext:value-type="string">
            <text:p>Tutarı Yazıyla</text:p>
          </table:table-cell>
          <table:table-cell table:style-name="ce20" office:value-type="string" calcext:value-type="string">
            <text:p>Borcun Nedeni</text:p>
          </table:table-cell>
          <table:table-cell table:style-name="ce20" office:value-type="string" calcext:value-type="string">
            <text:p>Senet <text:s/>Mühteviyatı</text:p>
          </table:table-cell>
          <table:table-cell table:number-columns-repeated="56"/>
        </table:table-row>
        <table:table-row table:style-name="ro5">
          <table:table-cell table:style-name="ce19" office:value-type="float" office:value="3" calcext:value-type="float" table:number-columns-spanned="1" table:number-rows-spanned="7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3-30" calcext:value-type="date">
            <text:p>30.03.2021</text:p>
          </table:table-cell>
          <table:table-cell table:style-name="ce27" office:value-type="float" office:value="2000" calcext:value-type="float">
            <text:p>2.000,00</text:p>
          </table:table-cell>
          <table:table-cell table:style-name="ce31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1" table:content-validation-name="val2" office:value-type="string" calcext:value-type="string">
            <text:p>NAKDEN</text:p>
          </table:table-cell>
          <table:table-cell table:style-name="ce21" office:value-type="string" calcext:value-type="string">
            <text:p>1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2" calcext:value-type="float">
            <text:p>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4-30" calcext:value-type="date">
            <text:p>30.04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2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3" calcext:value-type="float">
            <text:p>3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5-30" calcext:value-type="date">
            <text:p>30.05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4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3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4" calcext:value-type="float">
            <text:p>4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6-30" calcext:value-type="date">
            <text:p>30.06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5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4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5" calcext:value-type="float">
            <text:p>5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7-30" calcext:value-type="date">
            <text:p>30.07.2021</text:p>
          </table:table-cell>
          <table:table-cell table:style-name="ce28" office:value-type="float" office:value="14000" calcext:value-type="float">
            <text:p>14.000,00</text:p>
          </table:table-cell>
          <table:table-cell table:style-name="ce31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&quot;)" office:value-type="string" office:string-value="Ondörtbin TL " calcext:value-type="string">
            <text:p>Ondörtbin TL </text:p>
          </table:table-cell>
          <table:table-cell table:style-name="ce22" table:formula="of:=[.G6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5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6" calcext:value-type="float">
            <text:p>6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8-30" calcext:value-type="date">
            <text:p>30.08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8];2); &quot;,&quot;; &quot;&quot;))=LEN(ROUND([.E8];2));ROUND([.E8];2);TRIM(LEFT(ROUND([.E8];2);FIND(&quot;,&quot;;ROUND([.E8];2))-1)))*1&gt;=10^6;CHOOSE(LEFT(RIGHT(IF(LEN(SUBSTITUTE(ROUND([.E8];2); &quot;,&quot;; &quot;&quot;))=LEN(ROUND([.E8];2));ROUND([.E8];2);TRIM(LEFT(ROUND([.E8];2);FIND(&quot;,&quot;;ROUND([.E8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8];2); &quot;,&quot;; &quot;&quot;))=LEN(ROUND([.E8];2));ROUND([.E8];2);TRIM(LEFT(ROUND([.E8];2);FIND(&quot;,&quot;;ROUND([.E8];2))-1)))*1&gt;=10^5;CHOOSE(LEFT(RIGHT(IF(LEN(SUBSTITUTE(ROUND([.E8];2); &quot;,&quot;; &quot;&quot;))=LEN(ROUND([.E8];2));ROUND([.E8];2);TRIM(LEFT(ROUND([.E8];2);FIND(&quot;,&quot;;ROUND([.E8];2))-1)))*1;6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^4;CHOOSE(LEFT(RIGHT(IF(LEN(SUBSTITUTE(ROUND([.E8];2); &quot;,&quot;; &quot;&quot;))=LEN(ROUND([.E8];2));ROUND([.E8];2);TRIM(LEFT(ROUND([.E8];2);FIND(&quot;,&quot;;ROUND([.E8];2))-1)))*1;5);1)+1;&quot;&quot;;&quot;on&quot;;&quot;yirmi&quot;;&quot;otuz&quot;;&quot;kırk&quot;;&quot;elli&quot;;&quot;altmış&quot;;&quot;yetmiş&quot;;&quot;seksen&quot;;&quot;doksan&quot;);&quot;&quot;)&amp;IF(IF(LEN(SUBSTITUTE(ROUND([.E8];2); &quot;,&quot;; &quot;&quot;))=LEN(ROUND([.E8];2));ROUND([.E8];2);TRIM(LEFT(ROUND([.E8];2);FIND(&quot;,&quot;;ROUND([.E8];2))-1)))*1&gt;=10^3;CHOOSE(LEFT(RIGHT(IF(LEN(SUBSTITUTE(ROUND([.E8];2); &quot;,&quot;; &quot;&quot;))=LEN(ROUND([.E8];2));ROUND([.E8];2);TRIM(LEFT(ROUND([.E8];2);FIND(&quot;,&quot;;ROUND([.E8];2))-1)))*1;4);1)+1;&quot;&quot;;&quot;&quot;;&quot;iki&quot;;&quot;üç&quot;;&quot;dört&quot;;&quot;beş&quot;;&quot;altı&quot;;&quot;yedi&quot;;&quot;sekiz&quot;;&quot;dokuz&quot;);&quot;&quot;)&amp;IF(AND(IF(LEN(SUBSTITUTE(ROUND([.E8];2); &quot;,&quot;; &quot;&quot;))=LEN(ROUND([.E8];2));ROUND([.E8];2);TRIM(LEFT(ROUND([.E8];2);FIND(&quot;,&quot;;ROUND([.E8];2))-1)))*1&gt;=10^3;VALUE(LEFT(RIGHT(IF(LEN(SUBSTITUTE(ROUND([.E8];2); &quot;,&quot;; &quot;&quot;))=LEN(ROUND([.E8];2));ROUND([.E8];2);TRIM(LEFT(ROUND([.E8];2);FIND(&quot;,&quot;;ROUND([.E8];2))-1)))*1;6);3))&gt;0);IF(AND(IF(LEN(SUBSTITUTE(ROUND([.E8];2); &quot;,&quot;; &quot;&quot;))=LEN(ROUND([.E8];2));ROUND([.E8];2);TRIM(LEFT(ROUND([.E8];2);FIND(&quot;,&quot;;ROUND([.E8];2))-1)))*1&gt;1999;LEFT(RIGHT(IF(LEN(SUBSTITUTE(ROUND([.E8];2); &quot;,&quot;; &quot;&quot;))=LEN(ROUND([.E8];2));ROUND([.E8];2);TRIM(LEFT(ROUND([.E8];2);FIND(&quot;,&quot;;ROUND([.E8];2))-1)))*1;4);1)=&quot;1&quot;;LEFT(RIGHT(IF(LEN(SUBSTITUTE(ROUND([.E8];2); &quot;,&quot;; &quot;&quot;))=LEN(ROUND([.E8];2));ROUND([.E8];2);TRIM(LEFT(ROUND([.E8];2);FIND(&quot;,&quot;;ROUND([.E8];2))-1)))*1;6);2)&lt;&gt;&quot;00&quot;);&quot;birbin&quot;;&quot;bin&quot;);&quot;&quot;)&amp;IF(IF(LEN(SUBSTITUTE(ROUND([.E8];2); &quot;,&quot;; &quot;&quot;))=LEN(ROUND([.E8];2));ROUND([.E8];2);TRIM(LEFT(ROUND([.E8];2);FIND(&quot;,&quot;;ROUND([.E8];2))-1)))*1&gt;=100;CHOOSE(LEFT(RIGHT(IF(LEN(SUBSTITUTE(ROUND([.E8];2); &quot;,&quot;; &quot;&quot;))=LEN(ROUND([.E8];2));ROUND([.E8];2);TRIM(LEFT(ROUND([.E8];2);FIND(&quot;,&quot;;ROUND([.E8];2))-1)))*1;3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;CHOOSE(LEFT(RIGHT(IF(LEN(SUBSTITUTE(ROUND([.E8];2); &quot;,&quot;; &quot;&quot;))=LEN(ROUND([.E8];2));ROUND([.E8];2);TRIM(LEFT(ROUND([.E8];2);FIND(&quot;,&quot;;ROUND([.E8];2))-1)))*1;2);1)+1;&quot;&quot;;&quot;on&quot;;&quot;yirmi&quot;;&quot;otuz&quot;;&quot;kırk&quot;;&quot;elli&quot;;&quot;altmış&quot;;&quot;yetmiş&quot;;&quot;seksen&quot;;&quot;doksan&quot;);&quot;&quot;)&amp;CHOOSE(MOD(IF(LEN(SUBSTITUTE(ROUND([.E8];2); &quot;,&quot;; &quot;&quot;))=LEN(ROUND([.E8];2));ROUND([.E8];2);TRIM(LEFT(ROUND([.E8];2);FIND(&quot;,&quot;;ROUND([.E8];2))-1)))*1;10)+1;&quot;&quot;;&quot;bir&quot;;&quot;iki&quot;;&quot;üç&quot;;&quot;dört&quot;;&quot;beş&quot;;&quot;altı&quot;;&quot;yedi&quot;;&quot;sekiz&quot;;&quot;dokuz&quot;)) &amp; &quot; TL &quot; &amp; IF(OR(LEN(SUBSTITUTE([.E8]; &quot;,&quot;; &quot;&quot;))=LEN([.E8]);LEN(SUBSTITUTE(ROUND([.E8];2); &quot;,&quot;; &quot;&quot;))=LEN(ROUND([.E8];2)));&quot;&quot;; PROPER(IF(IF(LEN(TRIM(RIGHT(ROUND([.E8];2);LEN(ROUND([.E8];2))-FIND(&quot;,&quot;;ROUND([.E8];2)))))&lt;2;TRIM(RIGHT(ROUND([.E8];2);LEN(ROUND([.E8];2))-FIND(&quot;,&quot;;ROUND([.E8];2))))*10;TRIM(RIGHT(ROUND([.E8];2);LEN(ROUND([.E8];2))-FIND(&quot;,&quot;;ROUND([.E8];2))))*1)&gt;=10^5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6);1)+1;&quot;&quot;;&quot;yüz&quot;;&quot;ikiyüz&quot;;&quot;üçyüz&quot;;&quot;dörtyüz&quot;;&quot;beşyüz&quot;;&quot;altıyüz&quot;;&quot;yediyüz&quot;;&quot;sekizyüz&quot;;&quot;dokuzyü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4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5);1)+1;&quot;&quot;;&quot;on&quot;;&quot;yirmi&quot;;&quot;otuz&quot;;&quot;kırk&quot;;&quot;elli&quot;;&quot;altmış&quot;;&quot;yetmiş&quot;;&quot;seksen&quot;;&quot;doksan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3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4);1)+1;&quot;&quot;;&quot;&quot;;&quot;iki&quot;;&quot;üç&quot;;&quot;dört&quot;;&quot;beş&quot;;&quot;altı&quot;;&quot;yedi&quot;;&quot;sekiz&quot;;&quot;doku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2);1)+1;&quot;&quot;;&quot;on&quot;;&quot;yirmi&quot;;&quot;otuz&quot;;&quot;kırk&quot;;&quot;elli&quot;;&quot;altmış&quot;;&quot;yetmiş&quot;;&quot;seksen&quot;;&quot;doksan&quot;);&quot;&quot;)&amp;CHOOSE(MOD(IF(LEN(TRIM(RIGHT(ROUND([.E8];2);LEN(ROUND([.E8];2))-FIND(&quot;,&quot;;ROUND([.E8];2)))))&lt;2;TRIM(RIGHT(ROUND([.E8];2);LEN(ROUND([.E8];2))-FIND(&quot;,&quot;;ROUND([.E8];2))))*10;TRIM(RIGHT(ROUND([.E8];2);LEN(ROUND([.E8];2))-FIND(&quot;,&quot;;ROUND([.E8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7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6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7" calcext:value-type="float">
            <text:p>7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9-30" calcext:value-type="date">
            <text:p>30.09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9];2); &quot;,&quot;; &quot;&quot;))=LEN(ROUND([.E9];2));ROUND([.E9];2);TRIM(LEFT(ROUND([.E9];2);FIND(&quot;,&quot;;ROUND([.E9];2))-1)))*1&gt;=10^6;CHOOSE(LEFT(RIGHT(IF(LEN(SUBSTITUTE(ROUND([.E9];2); &quot;,&quot;; &quot;&quot;))=LEN(ROUND([.E9];2));ROUND([.E9];2);TRIM(LEFT(ROUND([.E9];2);FIND(&quot;,&quot;;ROUND([.E9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9];2); &quot;,&quot;; &quot;&quot;))=LEN(ROUND([.E9];2));ROUND([.E9];2);TRIM(LEFT(ROUND([.E9];2);FIND(&quot;,&quot;;ROUND([.E9];2))-1)))*1&gt;=10^5;CHOOSE(LEFT(RIGHT(IF(LEN(SUBSTITUTE(ROUND([.E9];2); &quot;,&quot;; &quot;&quot;))=LEN(ROUND([.E9];2));ROUND([.E9];2);TRIM(LEFT(ROUND([.E9];2);FIND(&quot;,&quot;;ROUND([.E9];2))-1)))*1;6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^4;CHOOSE(LEFT(RIGHT(IF(LEN(SUBSTITUTE(ROUND([.E9];2); &quot;,&quot;; &quot;&quot;))=LEN(ROUND([.E9];2));ROUND([.E9];2);TRIM(LEFT(ROUND([.E9];2);FIND(&quot;,&quot;;ROUND([.E9];2))-1)))*1;5);1)+1;&quot;&quot;;&quot;on&quot;;&quot;yirmi&quot;;&quot;otuz&quot;;&quot;kırk&quot;;&quot;elli&quot;;&quot;altmış&quot;;&quot;yetmiş&quot;;&quot;seksen&quot;;&quot;doksan&quot;);&quot;&quot;)&amp;IF(IF(LEN(SUBSTITUTE(ROUND([.E9];2); &quot;,&quot;; &quot;&quot;))=LEN(ROUND([.E9];2));ROUND([.E9];2);TRIM(LEFT(ROUND([.E9];2);FIND(&quot;,&quot;;ROUND([.E9];2))-1)))*1&gt;=10^3;CHOOSE(LEFT(RIGHT(IF(LEN(SUBSTITUTE(ROUND([.E9];2); &quot;,&quot;; &quot;&quot;))=LEN(ROUND([.E9];2));ROUND([.E9];2);TRIM(LEFT(ROUND([.E9];2);FIND(&quot;,&quot;;ROUND([.E9];2))-1)))*1;4);1)+1;&quot;&quot;;&quot;&quot;;&quot;iki&quot;;&quot;üç&quot;;&quot;dört&quot;;&quot;beş&quot;;&quot;altı&quot;;&quot;yedi&quot;;&quot;sekiz&quot;;&quot;dokuz&quot;);&quot;&quot;)&amp;IF(AND(IF(LEN(SUBSTITUTE(ROUND([.E9];2); &quot;,&quot;; &quot;&quot;))=LEN(ROUND([.E9];2));ROUND([.E9];2);TRIM(LEFT(ROUND([.E9];2);FIND(&quot;,&quot;;ROUND([.E9];2))-1)))*1&gt;=10^3;VALUE(LEFT(RIGHT(IF(LEN(SUBSTITUTE(ROUND([.E9];2); &quot;,&quot;; &quot;&quot;))=LEN(ROUND([.E9];2));ROUND([.E9];2);TRIM(LEFT(ROUND([.E9];2);FIND(&quot;,&quot;;ROUND([.E9];2))-1)))*1;6);3))&gt;0);IF(AND(IF(LEN(SUBSTITUTE(ROUND([.E9];2); &quot;,&quot;; &quot;&quot;))=LEN(ROUND([.E9];2));ROUND([.E9];2);TRIM(LEFT(ROUND([.E9];2);FIND(&quot;,&quot;;ROUND([.E9];2))-1)))*1&gt;1999;LEFT(RIGHT(IF(LEN(SUBSTITUTE(ROUND([.E9];2); &quot;,&quot;; &quot;&quot;))=LEN(ROUND([.E9];2));ROUND([.E9];2);TRIM(LEFT(ROUND([.E9];2);FIND(&quot;,&quot;;ROUND([.E9];2))-1)))*1;4);1)=&quot;1&quot;;LEFT(RIGHT(IF(LEN(SUBSTITUTE(ROUND([.E9];2); &quot;,&quot;; &quot;&quot;))=LEN(ROUND([.E9];2));ROUND([.E9];2);TRIM(LEFT(ROUND([.E9];2);FIND(&quot;,&quot;;ROUND([.E9];2))-1)))*1;6);2)&lt;&gt;&quot;00&quot;);&quot;birbin&quot;;&quot;bin&quot;);&quot;&quot;)&amp;IF(IF(LEN(SUBSTITUTE(ROUND([.E9];2); &quot;,&quot;; &quot;&quot;))=LEN(ROUND([.E9];2));ROUND([.E9];2);TRIM(LEFT(ROUND([.E9];2);FIND(&quot;,&quot;;ROUND([.E9];2))-1)))*1&gt;=100;CHOOSE(LEFT(RIGHT(IF(LEN(SUBSTITUTE(ROUND([.E9];2); &quot;,&quot;; &quot;&quot;))=LEN(ROUND([.E9];2));ROUND([.E9];2);TRIM(LEFT(ROUND([.E9];2);FIND(&quot;,&quot;;ROUND([.E9];2))-1)))*1;3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;CHOOSE(LEFT(RIGHT(IF(LEN(SUBSTITUTE(ROUND([.E9];2); &quot;,&quot;; &quot;&quot;))=LEN(ROUND([.E9];2));ROUND([.E9];2);TRIM(LEFT(ROUND([.E9];2);FIND(&quot;,&quot;;ROUND([.E9];2))-1)))*1;2);1)+1;&quot;&quot;;&quot;on&quot;;&quot;yirmi&quot;;&quot;otuz&quot;;&quot;kırk&quot;;&quot;elli&quot;;&quot;altmış&quot;;&quot;yetmiş&quot;;&quot;seksen&quot;;&quot;doksan&quot;);&quot;&quot;)&amp;CHOOSE(MOD(IF(LEN(SUBSTITUTE(ROUND([.E9];2); &quot;,&quot;; &quot;&quot;))=LEN(ROUND([.E9];2));ROUND([.E9];2);TRIM(LEFT(ROUND([.E9];2);FIND(&quot;,&quot;;ROUND([.E9];2))-1)))*1;10)+1;&quot;&quot;;&quot;bir&quot;;&quot;iki&quot;;&quot;üç&quot;;&quot;dört&quot;;&quot;beş&quot;;&quot;altı&quot;;&quot;yedi&quot;;&quot;sekiz&quot;;&quot;dokuz&quot;)) &amp; &quot; TL &quot; &amp; IF(OR(LEN(SUBSTITUTE([.E9]; &quot;,&quot;; &quot;&quot;))=LEN([.E9]);LEN(SUBSTITUTE(ROUND([.E9];2); &quot;,&quot;; &quot;&quot;))=LEN(ROUND([.E9];2)));&quot;&quot;; PROPER(IF(IF(LEN(TRIM(RIGHT(ROUND([.E9];2);LEN(ROUND([.E9];2))-FIND(&quot;,&quot;;ROUND([.E9];2)))))&lt;2;TRIM(RIGHT(ROUND([.E9];2);LEN(ROUND([.E9];2))-FIND(&quot;,&quot;;ROUND([.E9];2))))*10;TRIM(RIGHT(ROUND([.E9];2);LEN(ROUND([.E9];2))-FIND(&quot;,&quot;;ROUND([.E9];2))))*1)&gt;=10^5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6);1)+1;&quot;&quot;;&quot;yüz&quot;;&quot;ikiyüz&quot;;&quot;üçyüz&quot;;&quot;dörtyüz&quot;;&quot;beşyüz&quot;;&quot;altıyüz&quot;;&quot;yediyüz&quot;;&quot;sekizyüz&quot;;&quot;dokuzyü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4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5);1)+1;&quot;&quot;;&quot;on&quot;;&quot;yirmi&quot;;&quot;otuz&quot;;&quot;kırk&quot;;&quot;elli&quot;;&quot;altmış&quot;;&quot;yetmiş&quot;;&quot;seksen&quot;;&quot;doksan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3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4);1)+1;&quot;&quot;;&quot;&quot;;&quot;iki&quot;;&quot;üç&quot;;&quot;dört&quot;;&quot;beş&quot;;&quot;altı&quot;;&quot;yedi&quot;;&quot;sekiz&quot;;&quot;doku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2);1)+1;&quot;&quot;;&quot;on&quot;;&quot;yirmi&quot;;&quot;otuz&quot;;&quot;kırk&quot;;&quot;elli&quot;;&quot;altmış&quot;;&quot;yetmiş&quot;;&quot;seksen&quot;;&quot;doksan&quot;);&quot;&quot;)&amp;CHOOSE(MOD(IF(LEN(TRIM(RIGHT(ROUND([.E9];2);LEN(ROUND([.E9];2))-FIND(&quot;,&quot;;ROUND([.E9];2)))))&lt;2;TRIM(RIGHT(ROUND([.E9];2);LEN(ROUND([.E9];2))-FIND(&quot;,&quot;;ROUND([.E9];2))))*10;TRIM(RIGHT(ROUND([.E9];2);LEN(ROUND([.E9];2))-FIND(&quot;,&quot;;ROUND([.E9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8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7. Taksit</text:p>
          </table:table-cell>
          <table:table-cell table:number-columns-repeated="56"/>
        </table:table-row>
        <table:table-row table:style-name="ro5">
          <table:table-cell table:style-name="ce8"/>
          <table:table-cell table:style-name="ce22" office:value-type="float" office:value="8" calcext:value-type="float">
            <text:p>8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0-30" calcext:value-type="date">
            <text:p>30.10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0];2); &quot;,&quot;; &quot;&quot;))=LEN(ROUND([.E10];2));ROUND([.E10];2);TRIM(LEFT(ROUND([.E10];2);FIND(&quot;,&quot;;ROUND([.E10];2))-1)))*1&gt;=10^6;CHOOSE(LEFT(RIGHT(IF(LEN(SUBSTITUTE(ROUND([.E10];2); &quot;,&quot;; &quot;&quot;))=LEN(ROUND([.E10];2));ROUND([.E10];2);TRIM(LEFT(ROUND([.E10];2);FIND(&quot;,&quot;;ROUND([.E10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0];2); &quot;,&quot;; &quot;&quot;))=LEN(ROUND([.E10];2));ROUND([.E10];2);TRIM(LEFT(ROUND([.E10];2);FIND(&quot;,&quot;;ROUND([.E10];2))-1)))*1&gt;=10^5;CHOOSE(LEFT(RIGHT(IF(LEN(SUBSTITUTE(ROUND([.E10];2); &quot;,&quot;; &quot;&quot;))=LEN(ROUND([.E10];2));ROUND([.E10];2);TRIM(LEFT(ROUND([.E10];2);FIND(&quot;,&quot;;ROUND([.E10];2))-1)))*1;6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^4;CHOOSE(LEFT(RIGHT(IF(LEN(SUBSTITUTE(ROUND([.E10];2); &quot;,&quot;; &quot;&quot;))=LEN(ROUND([.E10];2));ROUND([.E10];2);TRIM(LEFT(ROUND([.E10];2);FIND(&quot;,&quot;;ROUND([.E10];2))-1)))*1;5);1)+1;&quot;&quot;;&quot;on&quot;;&quot;yirmi&quot;;&quot;otuz&quot;;&quot;kırk&quot;;&quot;elli&quot;;&quot;altmış&quot;;&quot;yetmiş&quot;;&quot;seksen&quot;;&quot;doksan&quot;);&quot;&quot;)&amp;IF(IF(LEN(SUBSTITUTE(ROUND([.E10];2); &quot;,&quot;; &quot;&quot;))=LEN(ROUND([.E10];2));ROUND([.E10];2);TRIM(LEFT(ROUND([.E10];2);FIND(&quot;,&quot;;ROUND([.E10];2))-1)))*1&gt;=10^3;CHOOSE(LEFT(RIGHT(IF(LEN(SUBSTITUTE(ROUND([.E10];2); &quot;,&quot;; &quot;&quot;))=LEN(ROUND([.E10];2));ROUND([.E10];2);TRIM(LEFT(ROUND([.E10];2);FIND(&quot;,&quot;;ROUND([.E10];2))-1)))*1;4);1)+1;&quot;&quot;;&quot;&quot;;&quot;iki&quot;;&quot;üç&quot;;&quot;dört&quot;;&quot;beş&quot;;&quot;altı&quot;;&quot;yedi&quot;;&quot;sekiz&quot;;&quot;dokuz&quot;);&quot;&quot;)&amp;IF(AND(IF(LEN(SUBSTITUTE(ROUND([.E10];2); &quot;,&quot;; &quot;&quot;))=LEN(ROUND([.E10];2));ROUND([.E10];2);TRIM(LEFT(ROUND([.E10];2);FIND(&quot;,&quot;;ROUND([.E10];2))-1)))*1&gt;=10^3;VALUE(LEFT(RIGHT(IF(LEN(SUBSTITUTE(ROUND([.E10];2); &quot;,&quot;; &quot;&quot;))=LEN(ROUND([.E10];2));ROUND([.E10];2);TRIM(LEFT(ROUND([.E10];2);FIND(&quot;,&quot;;ROUND([.E10];2))-1)))*1;6);3))&gt;0);IF(AND(IF(LEN(SUBSTITUTE(ROUND([.E10];2); &quot;,&quot;; &quot;&quot;))=LEN(ROUND([.E10];2));ROUND([.E10];2);TRIM(LEFT(ROUND([.E10];2);FIND(&quot;,&quot;;ROUND([.E10];2))-1)))*1&gt;1999;LEFT(RIGHT(IF(LEN(SUBSTITUTE(ROUND([.E10];2); &quot;,&quot;; &quot;&quot;))=LEN(ROUND([.E10];2));ROUND([.E10];2);TRIM(LEFT(ROUND([.E10];2);FIND(&quot;,&quot;;ROUND([.E10];2))-1)))*1;4);1)=&quot;1&quot;;LEFT(RIGHT(IF(LEN(SUBSTITUTE(ROUND([.E10];2); &quot;,&quot;; &quot;&quot;))=LEN(ROUND([.E10];2));ROUND([.E10];2);TRIM(LEFT(ROUND([.E10];2);FIND(&quot;,&quot;;ROUND([.E10];2))-1)))*1;6);2)&lt;&gt;&quot;00&quot;);&quot;birbin&quot;;&quot;bin&quot;);&quot;&quot;)&amp;IF(IF(LEN(SUBSTITUTE(ROUND([.E10];2); &quot;,&quot;; &quot;&quot;))=LEN(ROUND([.E10];2));ROUND([.E10];2);TRIM(LEFT(ROUND([.E10];2);FIND(&quot;,&quot;;ROUND([.E10];2))-1)))*1&gt;=100;CHOOSE(LEFT(RIGHT(IF(LEN(SUBSTITUTE(ROUND([.E10];2); &quot;,&quot;; &quot;&quot;))=LEN(ROUND([.E10];2));ROUND([.E10];2);TRIM(LEFT(ROUND([.E10];2);FIND(&quot;,&quot;;ROUND([.E10];2))-1)))*1;3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;CHOOSE(LEFT(RIGHT(IF(LEN(SUBSTITUTE(ROUND([.E10];2); &quot;,&quot;; &quot;&quot;))=LEN(ROUND([.E10];2));ROUND([.E10];2);TRIM(LEFT(ROUND([.E10];2);FIND(&quot;,&quot;;ROUND([.E10];2))-1)))*1;2);1)+1;&quot;&quot;;&quot;on&quot;;&quot;yirmi&quot;;&quot;otuz&quot;;&quot;kırk&quot;;&quot;elli&quot;;&quot;altmış&quot;;&quot;yetmiş&quot;;&quot;seksen&quot;;&quot;doksan&quot;);&quot;&quot;)&amp;CHOOSE(MOD(IF(LEN(SUBSTITUTE(ROUND([.E10];2); &quot;,&quot;; &quot;&quot;))=LEN(ROUND([.E10];2));ROUND([.E10];2);TRIM(LEFT(ROUND([.E10];2);FIND(&quot;,&quot;;ROUND([.E10];2))-1)))*1;10)+1;&quot;&quot;;&quot;bir&quot;;&quot;iki&quot;;&quot;üç&quot;;&quot;dört&quot;;&quot;beş&quot;;&quot;altı&quot;;&quot;yedi&quot;;&quot;sekiz&quot;;&quot;dokuz&quot;)) &amp; &quot; TL &quot; &amp; IF(OR(LEN(SUBSTITUTE([.E10]; &quot;,&quot;; &quot;&quot;))=LEN([.E10]);LEN(SUBSTITUTE(ROUND([.E10];2); &quot;,&quot;; &quot;&quot;))=LEN(ROUND([.E10];2)));&quot;&quot;; PROPER(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5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6);1)+1;&quot;&quot;;&quot;yüz&quot;;&quot;ikiyüz&quot;;&quot;üçyüz&quot;;&quot;dörtyüz&quot;;&quot;beşyüz&quot;;&quot;altıyüz&quot;;&quot;yediyüz&quot;;&quot;sekizyüz&quot;;&quot;dokuzyü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4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5);1)+1;&quot;&quot;;&quot;on&quot;;&quot;yirmi&quot;;&quot;otuz&quot;;&quot;kırk&quot;;&quot;elli&quot;;&quot;altmış&quot;;&quot;yetmiş&quot;;&quot;seksen&quot;;&quot;doksan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3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4);1)+1;&quot;&quot;;&quot;&quot;;&quot;iki&quot;;&quot;üç&quot;;&quot;dört&quot;;&quot;beş&quot;;&quot;altı&quot;;&quot;yedi&quot;;&quot;sekiz&quot;;&quot;doku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2);1)+1;&quot;&quot;;&quot;on&quot;;&quot;yirmi&quot;;&quot;otuz&quot;;&quot;kırk&quot;;&quot;elli&quot;;&quot;altmış&quot;;&quot;yetmiş&quot;;&quot;seksen&quot;;&quot;doksan&quot;);&quot;&quot;)&amp;CHOOSE(MOD(IF(LEN(TRIM(RIGHT(ROUND([.E10];2);LEN(ROUND([.E10];2))-FIND(&quot;,&quot;;ROUND([.E10];2)))))&lt;2;TRIM(RIGHT(ROUND([.E10];2);LEN(ROUND([.E10];2))-FIND(&quot;,&quot;;ROUND([.E10];2))))*10;TRIM(RIGHT(ROUND([.E10];2);LEN(ROUND([.E10];2))-FIND(&quot;,&quot;;ROUND([.E10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9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8. Taksit</text:p>
          </table:table-cell>
          <table:table-cell table:number-columns-repeated="56"/>
        </table:table-row>
        <table:table-row table:style-name="ro5">
          <table:table-cell table:style-name="ce19" table:number-columns-spanned="1" table:number-rows-spanned="5"/>
          <table:table-cell table:style-name="ce22" office:value-type="float" office:value="9" calcext:value-type="float">
            <text:p>9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1-30" calcext:value-type="date">
            <text:p>30.11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1];2); &quot;,&quot;; &quot;&quot;))=LEN(ROUND([.E11];2));ROUND([.E11];2);TRIM(LEFT(ROUND([.E11];2);FIND(&quot;,&quot;;ROUND([.E11];2))-1)))*1&gt;=10^6;CHOOSE(LEFT(RIGHT(IF(LEN(SUBSTITUTE(ROUND([.E11];2); &quot;,&quot;; &quot;&quot;))=LEN(ROUND([.E11];2));ROUND([.E11];2);TRIM(LEFT(ROUND([.E11];2);FIND(&quot;,&quot;;ROUND([.E11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1];2); &quot;,&quot;; &quot;&quot;))=LEN(ROUND([.E11];2));ROUND([.E11];2);TRIM(LEFT(ROUND([.E11];2);FIND(&quot;,&quot;;ROUND([.E11];2))-1)))*1&gt;=10^5;CHOOSE(LEFT(RIGHT(IF(LEN(SUBSTITUTE(ROUND([.E11];2); &quot;,&quot;; &quot;&quot;))=LEN(ROUND([.E11];2));ROUND([.E11];2);TRIM(LEFT(ROUND([.E11];2);FIND(&quot;,&quot;;ROUND([.E11];2))-1)))*1;6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^4;CHOOSE(LEFT(RIGHT(IF(LEN(SUBSTITUTE(ROUND([.E11];2); &quot;,&quot;; &quot;&quot;))=LEN(ROUND([.E11];2));ROUND([.E11];2);TRIM(LEFT(ROUND([.E11];2);FIND(&quot;,&quot;;ROUND([.E11];2))-1)))*1;5);1)+1;&quot;&quot;;&quot;on&quot;;&quot;yirmi&quot;;&quot;otuz&quot;;&quot;kırk&quot;;&quot;elli&quot;;&quot;altmış&quot;;&quot;yetmiş&quot;;&quot;seksen&quot;;&quot;doksan&quot;);&quot;&quot;)&amp;IF(IF(LEN(SUBSTITUTE(ROUND([.E11];2); &quot;,&quot;; &quot;&quot;))=LEN(ROUND([.E11];2));ROUND([.E11];2);TRIM(LEFT(ROUND([.E11];2);FIND(&quot;,&quot;;ROUND([.E11];2))-1)))*1&gt;=10^3;CHOOSE(LEFT(RIGHT(IF(LEN(SUBSTITUTE(ROUND([.E11];2); &quot;,&quot;; &quot;&quot;))=LEN(ROUND([.E11];2));ROUND([.E11];2);TRIM(LEFT(ROUND([.E11];2);FIND(&quot;,&quot;;ROUND([.E11];2))-1)))*1;4);1)+1;&quot;&quot;;&quot;&quot;;&quot;iki&quot;;&quot;üç&quot;;&quot;dört&quot;;&quot;beş&quot;;&quot;altı&quot;;&quot;yedi&quot;;&quot;sekiz&quot;;&quot;dokuz&quot;);&quot;&quot;)&amp;IF(AND(IF(LEN(SUBSTITUTE(ROUND([.E11];2); &quot;,&quot;; &quot;&quot;))=LEN(ROUND([.E11];2));ROUND([.E11];2);TRIM(LEFT(ROUND([.E11];2);FIND(&quot;,&quot;;ROUND([.E11];2))-1)))*1&gt;=10^3;VALUE(LEFT(RIGHT(IF(LEN(SUBSTITUTE(ROUND([.E11];2); &quot;,&quot;; &quot;&quot;))=LEN(ROUND([.E11];2));ROUND([.E11];2);TRIM(LEFT(ROUND([.E11];2);FIND(&quot;,&quot;;ROUND([.E11];2))-1)))*1;6);3))&gt;0);IF(AND(IF(LEN(SUBSTITUTE(ROUND([.E11];2); &quot;,&quot;; &quot;&quot;))=LEN(ROUND([.E11];2));ROUND([.E11];2);TRIM(LEFT(ROUND([.E11];2);FIND(&quot;,&quot;;ROUND([.E11];2))-1)))*1&gt;1999;LEFT(RIGHT(IF(LEN(SUBSTITUTE(ROUND([.E11];2); &quot;,&quot;; &quot;&quot;))=LEN(ROUND([.E11];2));ROUND([.E11];2);TRIM(LEFT(ROUND([.E11];2);FIND(&quot;,&quot;;ROUND([.E11];2))-1)))*1;4);1)=&quot;1&quot;;LEFT(RIGHT(IF(LEN(SUBSTITUTE(ROUND([.E11];2); &quot;,&quot;; &quot;&quot;))=LEN(ROUND([.E11];2));ROUND([.E11];2);TRIM(LEFT(ROUND([.E11];2);FIND(&quot;,&quot;;ROUND([.E11];2))-1)))*1;6);2)&lt;&gt;&quot;00&quot;);&quot;birbin&quot;;&quot;bin&quot;);&quot;&quot;)&amp;IF(IF(LEN(SUBSTITUTE(ROUND([.E11];2); &quot;,&quot;; &quot;&quot;))=LEN(ROUND([.E11];2));ROUND([.E11];2);TRIM(LEFT(ROUND([.E11];2);FIND(&quot;,&quot;;ROUND([.E11];2))-1)))*1&gt;=100;CHOOSE(LEFT(RIGHT(IF(LEN(SUBSTITUTE(ROUND([.E11];2); &quot;,&quot;; &quot;&quot;))=LEN(ROUND([.E11];2));ROUND([.E11];2);TRIM(LEFT(ROUND([.E11];2);FIND(&quot;,&quot;;ROUND([.E11];2))-1)))*1;3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;CHOOSE(LEFT(RIGHT(IF(LEN(SUBSTITUTE(ROUND([.E11];2); &quot;,&quot;; &quot;&quot;))=LEN(ROUND([.E11];2));ROUND([.E11];2);TRIM(LEFT(ROUND([.E11];2);FIND(&quot;,&quot;;ROUND([.E11];2))-1)))*1;2);1)+1;&quot;&quot;;&quot;on&quot;;&quot;yirmi&quot;;&quot;otuz&quot;;&quot;kırk&quot;;&quot;elli&quot;;&quot;altmış&quot;;&quot;yetmiş&quot;;&quot;seksen&quot;;&quot;doksan&quot;);&quot;&quot;)&amp;CHOOSE(MOD(IF(LEN(SUBSTITUTE(ROUND([.E11];2); &quot;,&quot;; &quot;&quot;))=LEN(ROUND([.E11];2));ROUND([.E11];2);TRIM(LEFT(ROUND([.E11];2);FIND(&quot;,&quot;;ROUND([.E11];2))-1)))*1;10)+1;&quot;&quot;;&quot;bir&quot;;&quot;iki&quot;;&quot;üç&quot;;&quot;dört&quot;;&quot;beş&quot;;&quot;altı&quot;;&quot;yedi&quot;;&quot;sekiz&quot;;&quot;dokuz&quot;)) &amp; &quot; TL &quot; &amp; IF(OR(LEN(SUBSTITUTE([.E11]; &quot;,&quot;; &quot;&quot;))=LEN([.E11]);LEN(SUBSTITUTE(ROUND([.E11];2); &quot;,&quot;; &quot;&quot;))=LEN(ROUND([.E11];2)));&quot;&quot;; PROPER(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5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6);1)+1;&quot;&quot;;&quot;yüz&quot;;&quot;ikiyüz&quot;;&quot;üçyüz&quot;;&quot;dörtyüz&quot;;&quot;beşyüz&quot;;&quot;altıyüz&quot;;&quot;yediyüz&quot;;&quot;sekizyüz&quot;;&quot;dokuzyü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4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5);1)+1;&quot;&quot;;&quot;on&quot;;&quot;yirmi&quot;;&quot;otuz&quot;;&quot;kırk&quot;;&quot;elli&quot;;&quot;altmış&quot;;&quot;yetmiş&quot;;&quot;seksen&quot;;&quot;doksan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3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4);1)+1;&quot;&quot;;&quot;&quot;;&quot;iki&quot;;&quot;üç&quot;;&quot;dört&quot;;&quot;beş&quot;;&quot;altı&quot;;&quot;yedi&quot;;&quot;sekiz&quot;;&quot;doku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2);1)+1;&quot;&quot;;&quot;on&quot;;&quot;yirmi&quot;;&quot;otuz&quot;;&quot;kırk&quot;;&quot;elli&quot;;&quot;altmış&quot;;&quot;yetmiş&quot;;&quot;seksen&quot;;&quot;doksan&quot;);&quot;&quot;)&amp;CHOOSE(MOD(IF(LEN(TRIM(RIGHT(ROUND([.E11];2);LEN(ROUND([.E11];2))-FIND(&quot;,&quot;;ROUND([.E11];2)))))&lt;2;TRIM(RIGHT(ROUND([.E11];2);LEN(ROUND([.E11];2))-FIND(&quot;,&quot;;ROUND([.E11];2))))*10;TRIM(RIGHT(ROUND([.E11];2);LEN(ROUND([.E11];2))-FIND(&quot;,&quot;;ROUND([.E11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0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9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10" calcext:value-type="float">
            <text:p>10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2-30" calcext:value-type="date">
            <text:p>30.12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2];2); &quot;,&quot;; &quot;&quot;))=LEN(ROUND([.E12];2));ROUND([.E12];2);TRIM(LEFT(ROUND([.E12];2);FIND(&quot;,&quot;;ROUND([.E12];2))-1)))*1&gt;=10^6;CHOOSE(LEFT(RIGHT(IF(LEN(SUBSTITUTE(ROUND([.E12];2); &quot;,&quot;; &quot;&quot;))=LEN(ROUND([.E12];2));ROUND([.E12];2);TRIM(LEFT(ROUND([.E12];2);FIND(&quot;,&quot;;ROUND([.E12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2];2); &quot;,&quot;; &quot;&quot;))=LEN(ROUND([.E12];2));ROUND([.E12];2);TRIM(LEFT(ROUND([.E12];2);FIND(&quot;,&quot;;ROUND([.E12];2))-1)))*1&gt;=10^5;CHOOSE(LEFT(RIGHT(IF(LEN(SUBSTITUTE(ROUND([.E12];2); &quot;,&quot;; &quot;&quot;))=LEN(ROUND([.E12];2));ROUND([.E12];2);TRIM(LEFT(ROUND([.E12];2);FIND(&quot;,&quot;;ROUND([.E12];2))-1)))*1;6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^4;CHOOSE(LEFT(RIGHT(IF(LEN(SUBSTITUTE(ROUND([.E12];2); &quot;,&quot;; &quot;&quot;))=LEN(ROUND([.E12];2));ROUND([.E12];2);TRIM(LEFT(ROUND([.E12];2);FIND(&quot;,&quot;;ROUND([.E12];2))-1)))*1;5);1)+1;&quot;&quot;;&quot;on&quot;;&quot;yirmi&quot;;&quot;otuz&quot;;&quot;kırk&quot;;&quot;elli&quot;;&quot;altmış&quot;;&quot;yetmiş&quot;;&quot;seksen&quot;;&quot;doksan&quot;);&quot;&quot;)&amp;IF(IF(LEN(SUBSTITUTE(ROUND([.E12];2); &quot;,&quot;; &quot;&quot;))=LEN(ROUND([.E12];2));ROUND([.E12];2);TRIM(LEFT(ROUND([.E12];2);FIND(&quot;,&quot;;ROUND([.E12];2))-1)))*1&gt;=10^3;CHOOSE(LEFT(RIGHT(IF(LEN(SUBSTITUTE(ROUND([.E12];2); &quot;,&quot;; &quot;&quot;))=LEN(ROUND([.E12];2));ROUND([.E12];2);TRIM(LEFT(ROUND([.E12];2);FIND(&quot;,&quot;;ROUND([.E12];2))-1)))*1;4);1)+1;&quot;&quot;;&quot;&quot;;&quot;iki&quot;;&quot;üç&quot;;&quot;dört&quot;;&quot;beş&quot;;&quot;altı&quot;;&quot;yedi&quot;;&quot;sekiz&quot;;&quot;dokuz&quot;);&quot;&quot;)&amp;IF(AND(IF(LEN(SUBSTITUTE(ROUND([.E12];2); &quot;,&quot;; &quot;&quot;))=LEN(ROUND([.E12];2));ROUND([.E12];2);TRIM(LEFT(ROUND([.E12];2);FIND(&quot;,&quot;;ROUND([.E12];2))-1)))*1&gt;=10^3;VALUE(LEFT(RIGHT(IF(LEN(SUBSTITUTE(ROUND([.E12];2); &quot;,&quot;; &quot;&quot;))=LEN(ROUND([.E12];2));ROUND([.E12];2);TRIM(LEFT(ROUND([.E12];2);FIND(&quot;,&quot;;ROUND([.E12];2))-1)))*1;6);3))&gt;0);IF(AND(IF(LEN(SUBSTITUTE(ROUND([.E12];2); &quot;,&quot;; &quot;&quot;))=LEN(ROUND([.E12];2));ROUND([.E12];2);TRIM(LEFT(ROUND([.E12];2);FIND(&quot;,&quot;;ROUND([.E12];2))-1)))*1&gt;1999;LEFT(RIGHT(IF(LEN(SUBSTITUTE(ROUND([.E12];2); &quot;,&quot;; &quot;&quot;))=LEN(ROUND([.E12];2));ROUND([.E12];2);TRIM(LEFT(ROUND([.E12];2);FIND(&quot;,&quot;;ROUND([.E12];2))-1)))*1;4);1)=&quot;1&quot;;LEFT(RIGHT(IF(LEN(SUBSTITUTE(ROUND([.E12];2); &quot;,&quot;; &quot;&quot;))=LEN(ROUND([.E12];2));ROUND([.E12];2);TRIM(LEFT(ROUND([.E12];2);FIND(&quot;,&quot;;ROUND([.E12];2))-1)))*1;6);2)&lt;&gt;&quot;00&quot;);&quot;birbin&quot;;&quot;bin&quot;);&quot;&quot;)&amp;IF(IF(LEN(SUBSTITUTE(ROUND([.E12];2); &quot;,&quot;; &quot;&quot;))=LEN(ROUND([.E12];2));ROUND([.E12];2);TRIM(LEFT(ROUND([.E12];2);FIND(&quot;,&quot;;ROUND([.E12];2))-1)))*1&gt;=100;CHOOSE(LEFT(RIGHT(IF(LEN(SUBSTITUTE(ROUND([.E12];2); &quot;,&quot;; &quot;&quot;))=LEN(ROUND([.E12];2));ROUND([.E12];2);TRIM(LEFT(ROUND([.E12];2);FIND(&quot;,&quot;;ROUND([.E12];2))-1)))*1;3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;CHOOSE(LEFT(RIGHT(IF(LEN(SUBSTITUTE(ROUND([.E12];2); &quot;,&quot;; &quot;&quot;))=LEN(ROUND([.E12];2));ROUND([.E12];2);TRIM(LEFT(ROUND([.E12];2);FIND(&quot;,&quot;;ROUND([.E12];2))-1)))*1;2);1)+1;&quot;&quot;;&quot;on&quot;;&quot;yirmi&quot;;&quot;otuz&quot;;&quot;kırk&quot;;&quot;elli&quot;;&quot;altmış&quot;;&quot;yetmiş&quot;;&quot;seksen&quot;;&quot;doksan&quot;);&quot;&quot;)&amp;CHOOSE(MOD(IF(LEN(SUBSTITUTE(ROUND([.E12];2); &quot;,&quot;; &quot;&quot;))=LEN(ROUND([.E12];2));ROUND([.E12];2);TRIM(LEFT(ROUND([.E12];2);FIND(&quot;,&quot;;ROUND([.E12];2))-1)))*1;10)+1;&quot;&quot;;&quot;bir&quot;;&quot;iki&quot;;&quot;üç&quot;;&quot;dört&quot;;&quot;beş&quot;;&quot;altı&quot;;&quot;yedi&quot;;&quot;sekiz&quot;;&quot;dokuz&quot;)) &amp; &quot; TL &quot; &amp; IF(OR(LEN(SUBSTITUTE([.E12]; &quot;,&quot;; &quot;&quot;))=LEN([.E12]);LEN(SUBSTITUTE(ROUND([.E12];2); &quot;,&quot;; &quot;&quot;))=LEN(ROUND([.E12];2)));&quot;&quot;; PROPER(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5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6);1)+1;&quot;&quot;;&quot;yüz&quot;;&quot;ikiyüz&quot;;&quot;üçyüz&quot;;&quot;dörtyüz&quot;;&quot;beşyüz&quot;;&quot;altıyüz&quot;;&quot;yediyüz&quot;;&quot;sekizyüz&quot;;&quot;dokuzyü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4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5);1)+1;&quot;&quot;;&quot;on&quot;;&quot;yirmi&quot;;&quot;otuz&quot;;&quot;kırk&quot;;&quot;elli&quot;;&quot;altmış&quot;;&quot;yetmiş&quot;;&quot;seksen&quot;;&quot;doksan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3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4);1)+1;&quot;&quot;;&quot;&quot;;&quot;iki&quot;;&quot;üç&quot;;&quot;dört&quot;;&quot;beş&quot;;&quot;altı&quot;;&quot;yedi&quot;;&quot;sekiz&quot;;&quot;doku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2);1)+1;&quot;&quot;;&quot;on&quot;;&quot;yirmi&quot;;&quot;otuz&quot;;&quot;kırk&quot;;&quot;elli&quot;;&quot;altmış&quot;;&quot;yetmiş&quot;;&quot;seksen&quot;;&quot;doksan&quot;);&quot;&quot;)&amp;CHOOSE(MOD(IF(LEN(TRIM(RIGHT(ROUND([.E12];2);LEN(ROUND([.E12];2))-FIND(&quot;,&quot;;ROUND([.E12];2)))))&lt;2;TRIM(RIGHT(ROUND([.E12];2);LEN(ROUND([.E12];2))-FIND(&quot;,&quot;;ROUND([.E12];2))))*10;TRIM(RIGHT(ROUND([.E12];2);LEN(ROUND([.E12];2))-FIND(&quot;,&quot;;ROUND([.E12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1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0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11" calcext:value-type="float">
            <text:p>1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1-30" calcext:value-type="date">
            <text:p>30.01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3];2); &quot;,&quot;; &quot;&quot;))=LEN(ROUND([.E13];2));ROUND([.E13];2);TRIM(LEFT(ROUND([.E13];2);FIND(&quot;,&quot;;ROUND([.E13];2))-1)))*1&gt;=10^6;CHOOSE(LEFT(RIGHT(IF(LEN(SUBSTITUTE(ROUND([.E13];2); &quot;,&quot;; &quot;&quot;))=LEN(ROUND([.E13];2));ROUND([.E13];2);TRIM(LEFT(ROUND([.E13];2);FIND(&quot;,&quot;;ROUND([.E1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3];2); &quot;,&quot;; &quot;&quot;))=LEN(ROUND([.E13];2));ROUND([.E13];2);TRIM(LEFT(ROUND([.E13];2);FIND(&quot;,&quot;;ROUND([.E13];2))-1)))*1&gt;=10^5;CHOOSE(LEFT(RIGHT(IF(LEN(SUBSTITUTE(ROUND([.E13];2); &quot;,&quot;; &quot;&quot;))=LEN(ROUND([.E13];2));ROUND([.E13];2);TRIM(LEFT(ROUND([.E13];2);FIND(&quot;,&quot;;ROUND([.E13];2))-1)))*1;6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^4;CHOOSE(LEFT(RIGHT(IF(LEN(SUBSTITUTE(ROUND([.E13];2); &quot;,&quot;; &quot;&quot;))=LEN(ROUND([.E13];2));ROUND([.E13];2);TRIM(LEFT(ROUND([.E13];2);FIND(&quot;,&quot;;ROUND([.E13];2))-1)))*1;5);1)+1;&quot;&quot;;&quot;on&quot;;&quot;yirmi&quot;;&quot;otuz&quot;;&quot;kırk&quot;;&quot;elli&quot;;&quot;altmış&quot;;&quot;yetmiş&quot;;&quot;seksen&quot;;&quot;doksan&quot;);&quot;&quot;)&amp;IF(IF(LEN(SUBSTITUTE(ROUND([.E13];2); &quot;,&quot;; &quot;&quot;))=LEN(ROUND([.E13];2));ROUND([.E13];2);TRIM(LEFT(ROUND([.E13];2);FIND(&quot;,&quot;;ROUND([.E13];2))-1)))*1&gt;=10^3;CHOOSE(LEFT(RIGHT(IF(LEN(SUBSTITUTE(ROUND([.E13];2); &quot;,&quot;; &quot;&quot;))=LEN(ROUND([.E13];2));ROUND([.E13];2);TRIM(LEFT(ROUND([.E13];2);FIND(&quot;,&quot;;ROUND([.E13];2))-1)))*1;4);1)+1;&quot;&quot;;&quot;&quot;;&quot;iki&quot;;&quot;üç&quot;;&quot;dört&quot;;&quot;beş&quot;;&quot;altı&quot;;&quot;yedi&quot;;&quot;sekiz&quot;;&quot;dokuz&quot;);&quot;&quot;)&amp;IF(AND(IF(LEN(SUBSTITUTE(ROUND([.E13];2); &quot;,&quot;; &quot;&quot;))=LEN(ROUND([.E13];2));ROUND([.E13];2);TRIM(LEFT(ROUND([.E13];2);FIND(&quot;,&quot;;ROUND([.E13];2))-1)))*1&gt;=10^3;VALUE(LEFT(RIGHT(IF(LEN(SUBSTITUTE(ROUND([.E13];2); &quot;,&quot;; &quot;&quot;))=LEN(ROUND([.E13];2));ROUND([.E13];2);TRIM(LEFT(ROUND([.E13];2);FIND(&quot;,&quot;;ROUND([.E13];2))-1)))*1;6);3))&gt;0);IF(AND(IF(LEN(SUBSTITUTE(ROUND([.E13];2); &quot;,&quot;; &quot;&quot;))=LEN(ROUND([.E13];2));ROUND([.E13];2);TRIM(LEFT(ROUND([.E13];2);FIND(&quot;,&quot;;ROUND([.E13];2))-1)))*1&gt;1999;LEFT(RIGHT(IF(LEN(SUBSTITUTE(ROUND([.E13];2); &quot;,&quot;; &quot;&quot;))=LEN(ROUND([.E13];2));ROUND([.E13];2);TRIM(LEFT(ROUND([.E13];2);FIND(&quot;,&quot;;ROUND([.E13];2))-1)))*1;4);1)=&quot;1&quot;;LEFT(RIGHT(IF(LEN(SUBSTITUTE(ROUND([.E13];2); &quot;,&quot;; &quot;&quot;))=LEN(ROUND([.E13];2));ROUND([.E13];2);TRIM(LEFT(ROUND([.E13];2);FIND(&quot;,&quot;;ROUND([.E13];2))-1)))*1;6);2)&lt;&gt;&quot;00&quot;);&quot;birbin&quot;;&quot;bin&quot;);&quot;&quot;)&amp;IF(IF(LEN(SUBSTITUTE(ROUND([.E13];2); &quot;,&quot;; &quot;&quot;))=LEN(ROUND([.E13];2));ROUND([.E13];2);TRIM(LEFT(ROUND([.E13];2);FIND(&quot;,&quot;;ROUND([.E13];2))-1)))*1&gt;=100;CHOOSE(LEFT(RIGHT(IF(LEN(SUBSTITUTE(ROUND([.E13];2); &quot;,&quot;; &quot;&quot;))=LEN(ROUND([.E13];2));ROUND([.E13];2);TRIM(LEFT(ROUND([.E13];2);FIND(&quot;,&quot;;ROUND([.E13];2))-1)))*1;3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;CHOOSE(LEFT(RIGHT(IF(LEN(SUBSTITUTE(ROUND([.E13];2); &quot;,&quot;; &quot;&quot;))=LEN(ROUND([.E13];2));ROUND([.E13];2);TRIM(LEFT(ROUND([.E13];2);FIND(&quot;,&quot;;ROUND([.E13];2))-1)))*1;2);1)+1;&quot;&quot;;&quot;on&quot;;&quot;yirmi&quot;;&quot;otuz&quot;;&quot;kırk&quot;;&quot;elli&quot;;&quot;altmış&quot;;&quot;yetmiş&quot;;&quot;seksen&quot;;&quot;doksan&quot;);&quot;&quot;)&amp;CHOOSE(MOD(IF(LEN(SUBSTITUTE(ROUND([.E13];2); &quot;,&quot;; &quot;&quot;))=LEN(ROUND([.E13];2));ROUND([.E13];2);TRIM(LEFT(ROUND([.E13];2);FIND(&quot;,&quot;;ROUND([.E13];2))-1)))*1;10)+1;&quot;&quot;;&quot;bir&quot;;&quot;iki&quot;;&quot;üç&quot;;&quot;dört&quot;;&quot;beş&quot;;&quot;altı&quot;;&quot;yedi&quot;;&quot;sekiz&quot;;&quot;dokuz&quot;)) &amp; &quot; TL &quot; &amp; IF(OR(LEN(SUBSTITUTE([.E13]; &quot;,&quot;; &quot;&quot;))=LEN([.E13]);LEN(SUBSTITUTE(ROUND([.E13];2); &quot;,&quot;; &quot;&quot;))=LEN(ROUND([.E13];2)));&quot;&quot;; PROPER(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5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6);1)+1;&quot;&quot;;&quot;yüz&quot;;&quot;ikiyüz&quot;;&quot;üçyüz&quot;;&quot;dörtyüz&quot;;&quot;beşyüz&quot;;&quot;altıyüz&quot;;&quot;yediyüz&quot;;&quot;sekizyüz&quot;;&quot;dokuzyü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4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5);1)+1;&quot;&quot;;&quot;on&quot;;&quot;yirmi&quot;;&quot;otuz&quot;;&quot;kırk&quot;;&quot;elli&quot;;&quot;altmış&quot;;&quot;yetmiş&quot;;&quot;seksen&quot;;&quot;doksan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3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4);1)+1;&quot;&quot;;&quot;&quot;;&quot;iki&quot;;&quot;üç&quot;;&quot;dört&quot;;&quot;beş&quot;;&quot;altı&quot;;&quot;yedi&quot;;&quot;sekiz&quot;;&quot;doku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2);1)+1;&quot;&quot;;&quot;on&quot;;&quot;yirmi&quot;;&quot;otuz&quot;;&quot;kırk&quot;;&quot;elli&quot;;&quot;altmış&quot;;&quot;yetmiş&quot;;&quot;seksen&quot;;&quot;doksan&quot;);&quot;&quot;)&amp;CHOOSE(MOD(IF(LEN(TRIM(RIGHT(ROUND([.E13];2);LEN(ROUND([.E13];2))-FIND(&quot;,&quot;;ROUND([.E13];2)))))&lt;2;TRIM(RIGHT(ROUND([.E13];2);LEN(ROUND([.E13];2))-FIND(&quot;,&quot;;ROUND([.E13];2))))*10;TRIM(RIGHT(ROUND([.E13];2);LEN(ROUND([.E13];2))-FIND(&quot;,&quot;;ROUND([.E1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2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1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12" calcext:value-type="float">
            <text:p>1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2-28" calcext:value-type="date">
            <text:p>28.02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4];2); &quot;,&quot;; &quot;&quot;))=LEN(ROUND([.E14];2));ROUND([.E14];2);TRIM(LEFT(ROUND([.E14];2);FIND(&quot;,&quot;;ROUND([.E14];2))-1)))*1&gt;=10^6;CHOOSE(LEFT(RIGHT(IF(LEN(SUBSTITUTE(ROUND([.E14];2); &quot;,&quot;; &quot;&quot;))=LEN(ROUND([.E14];2));ROUND([.E14];2);TRIM(LEFT(ROUND([.E14];2);FIND(&quot;,&quot;;ROUND([.E1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4];2); &quot;,&quot;; &quot;&quot;))=LEN(ROUND([.E14];2));ROUND([.E14];2);TRIM(LEFT(ROUND([.E14];2);FIND(&quot;,&quot;;ROUND([.E14];2))-1)))*1&gt;=10^5;CHOOSE(LEFT(RIGHT(IF(LEN(SUBSTITUTE(ROUND([.E14];2); &quot;,&quot;; &quot;&quot;))=LEN(ROUND([.E14];2));ROUND([.E14];2);TRIM(LEFT(ROUND([.E14];2);FIND(&quot;,&quot;;ROUND([.E14];2))-1)))*1;6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^4;CHOOSE(LEFT(RIGHT(IF(LEN(SUBSTITUTE(ROUND([.E14];2); &quot;,&quot;; &quot;&quot;))=LEN(ROUND([.E14];2));ROUND([.E14];2);TRIM(LEFT(ROUND([.E14];2);FIND(&quot;,&quot;;ROUND([.E14];2))-1)))*1;5);1)+1;&quot;&quot;;&quot;on&quot;;&quot;yirmi&quot;;&quot;otuz&quot;;&quot;kırk&quot;;&quot;elli&quot;;&quot;altmış&quot;;&quot;yetmiş&quot;;&quot;seksen&quot;;&quot;doksan&quot;);&quot;&quot;)&amp;IF(IF(LEN(SUBSTITUTE(ROUND([.E14];2); &quot;,&quot;; &quot;&quot;))=LEN(ROUND([.E14];2));ROUND([.E14];2);TRIM(LEFT(ROUND([.E14];2);FIND(&quot;,&quot;;ROUND([.E14];2))-1)))*1&gt;=10^3;CHOOSE(LEFT(RIGHT(IF(LEN(SUBSTITUTE(ROUND([.E14];2); &quot;,&quot;; &quot;&quot;))=LEN(ROUND([.E14];2));ROUND([.E14];2);TRIM(LEFT(ROUND([.E14];2);FIND(&quot;,&quot;;ROUND([.E14];2))-1)))*1;4);1)+1;&quot;&quot;;&quot;&quot;;&quot;iki&quot;;&quot;üç&quot;;&quot;dört&quot;;&quot;beş&quot;;&quot;altı&quot;;&quot;yedi&quot;;&quot;sekiz&quot;;&quot;dokuz&quot;);&quot;&quot;)&amp;IF(AND(IF(LEN(SUBSTITUTE(ROUND([.E14];2); &quot;,&quot;; &quot;&quot;))=LEN(ROUND([.E14];2));ROUND([.E14];2);TRIM(LEFT(ROUND([.E14];2);FIND(&quot;,&quot;;ROUND([.E14];2))-1)))*1&gt;=10^3;VALUE(LEFT(RIGHT(IF(LEN(SUBSTITUTE(ROUND([.E14];2); &quot;,&quot;; &quot;&quot;))=LEN(ROUND([.E14];2));ROUND([.E14];2);TRIM(LEFT(ROUND([.E14];2);FIND(&quot;,&quot;;ROUND([.E14];2))-1)))*1;6);3))&gt;0);IF(AND(IF(LEN(SUBSTITUTE(ROUND([.E14];2); &quot;,&quot;; &quot;&quot;))=LEN(ROUND([.E14];2));ROUND([.E14];2);TRIM(LEFT(ROUND([.E14];2);FIND(&quot;,&quot;;ROUND([.E14];2))-1)))*1&gt;1999;LEFT(RIGHT(IF(LEN(SUBSTITUTE(ROUND([.E14];2); &quot;,&quot;; &quot;&quot;))=LEN(ROUND([.E14];2));ROUND([.E14];2);TRIM(LEFT(ROUND([.E14];2);FIND(&quot;,&quot;;ROUND([.E14];2))-1)))*1;4);1)=&quot;1&quot;;LEFT(RIGHT(IF(LEN(SUBSTITUTE(ROUND([.E14];2); &quot;,&quot;; &quot;&quot;))=LEN(ROUND([.E14];2));ROUND([.E14];2);TRIM(LEFT(ROUND([.E14];2);FIND(&quot;,&quot;;ROUND([.E14];2))-1)))*1;6);2)&lt;&gt;&quot;00&quot;);&quot;birbin&quot;;&quot;bin&quot;);&quot;&quot;)&amp;IF(IF(LEN(SUBSTITUTE(ROUND([.E14];2); &quot;,&quot;; &quot;&quot;))=LEN(ROUND([.E14];2));ROUND([.E14];2);TRIM(LEFT(ROUND([.E14];2);FIND(&quot;,&quot;;ROUND([.E14];2))-1)))*1&gt;=100;CHOOSE(LEFT(RIGHT(IF(LEN(SUBSTITUTE(ROUND([.E14];2); &quot;,&quot;; &quot;&quot;))=LEN(ROUND([.E14];2));ROUND([.E14];2);TRIM(LEFT(ROUND([.E14];2);FIND(&quot;,&quot;;ROUND([.E14];2))-1)))*1;3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;CHOOSE(LEFT(RIGHT(IF(LEN(SUBSTITUTE(ROUND([.E14];2); &quot;,&quot;; &quot;&quot;))=LEN(ROUND([.E14];2));ROUND([.E14];2);TRIM(LEFT(ROUND([.E14];2);FIND(&quot;,&quot;;ROUND([.E14];2))-1)))*1;2);1)+1;&quot;&quot;;&quot;on&quot;;&quot;yirmi&quot;;&quot;otuz&quot;;&quot;kırk&quot;;&quot;elli&quot;;&quot;altmış&quot;;&quot;yetmiş&quot;;&quot;seksen&quot;;&quot;doksan&quot;);&quot;&quot;)&amp;CHOOSE(MOD(IF(LEN(SUBSTITUTE(ROUND([.E14];2); &quot;,&quot;; &quot;&quot;))=LEN(ROUND([.E14];2));ROUND([.E14];2);TRIM(LEFT(ROUND([.E14];2);FIND(&quot;,&quot;;ROUND([.E14];2))-1)))*1;10)+1;&quot;&quot;;&quot;bir&quot;;&quot;iki&quot;;&quot;üç&quot;;&quot;dört&quot;;&quot;beş&quot;;&quot;altı&quot;;&quot;yedi&quot;;&quot;sekiz&quot;;&quot;dokuz&quot;)) &amp; &quot; TL &quot; &amp; IF(OR(LEN(SUBSTITUTE([.E14]; &quot;,&quot;; &quot;&quot;))=LEN([.E14]);LEN(SUBSTITUTE(ROUND([.E14];2); &quot;,&quot;; &quot;&quot;))=LEN(ROUND([.E14];2)));&quot;&quot;; PROPER(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5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6);1)+1;&quot;&quot;;&quot;yüz&quot;;&quot;ikiyüz&quot;;&quot;üçyüz&quot;;&quot;dörtyüz&quot;;&quot;beşyüz&quot;;&quot;altıyüz&quot;;&quot;yediyüz&quot;;&quot;sekizyüz&quot;;&quot;dokuzyü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4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5);1)+1;&quot;&quot;;&quot;on&quot;;&quot;yirmi&quot;;&quot;otuz&quot;;&quot;kırk&quot;;&quot;elli&quot;;&quot;altmış&quot;;&quot;yetmiş&quot;;&quot;seksen&quot;;&quot;doksan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3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4);1)+1;&quot;&quot;;&quot;&quot;;&quot;iki&quot;;&quot;üç&quot;;&quot;dört&quot;;&quot;beş&quot;;&quot;altı&quot;;&quot;yedi&quot;;&quot;sekiz&quot;;&quot;doku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2);1)+1;&quot;&quot;;&quot;on&quot;;&quot;yirmi&quot;;&quot;otuz&quot;;&quot;kırk&quot;;&quot;elli&quot;;&quot;altmış&quot;;&quot;yetmiş&quot;;&quot;seksen&quot;;&quot;doksan&quot;);&quot;&quot;)&amp;CHOOSE(MOD(IF(LEN(TRIM(RIGHT(ROUND([.E14];2);LEN(ROUND([.E14];2))-FIND(&quot;,&quot;;ROUND([.E14];2)))))&lt;2;TRIM(RIGHT(ROUND([.E14];2);LEN(ROUND([.E14];2))-FIND(&quot;,&quot;;ROUND([.E14];2))))*10;TRIM(RIGHT(ROUND([.E14];2);LEN(ROUND([.E14];2))-FIND(&quot;,&quot;;ROUND([.E1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2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table-cell table:style-name="ce19" table:number-columns-spanned="1" table:number-rows-spanned="4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2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1" table:number-rows-repeated="3">
          <table:table-cell table:style-name="ce8"/>
          <table:table-cell table:style-name="ce23"/>
          <table:table-cell table:style-name="ce92" table:number-columns-repeated="2"/>
          <table:table-cell table:style-name="ce8"/>
          <table:table-cell table:number-columns-repeated="59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net Önizleme" table:style-name="ta6"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9" table:default-cell-style-name="ce35"/>
        <table:table-column table:style-name="co40" table:default-cell-style-name="ce35"/>
        <table:table-column table:style-name="co41" table:default-cell-style-name="ce35"/>
        <table:table-column table:style-name="co25" table:default-cell-style-name="ce35"/>
        <table:table-column table:style-name="co15" table:number-columns-repeated="1008" table:default-cell-style-name="ce35"/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" table:end-x="0.184cm" table:end-y="0.058cm" draw:z-index="0" draw:name="CustomShape 1" draw:style-name="gr1" draw:text-style-name="P1" svg:width="6.83cm" svg:height="15.11cm" svg:x="3.735cm" svg:y="0.06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7" table:formula="of:=[.$D9] &amp;&quot;    - Taksit No: &quot; &amp; [.$D4]&amp;&quot;  &quot;" office:value-type="string" office:string-value="Bursa Fabrika Satış Mağazası – Adem Duman    - Taksit No: # 1 #  " calcext:value-type="string" table:number-columns-spanned="1" table:number-rows-spanned="18">
            <text:p>Bursa Fabrika Satış Mağazası – Adem Duman <text:s text:c="3"/>- Taksit No: # 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style-name="ce75"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7"/>
          <table:table-cell table:style-name="ce33"/>
          <table:table-cell table:style-name="ce58" table:formula="of:=[.D17]" office:value-type="date" office:date-value="2021-03-30" calcext:value-type="date">
            <text:p>30.03.2021</text:p>
          </table:table-cell>
          <table:table-cell table:style-name="ce64"/>
          <table:table-cell table:style-name="ce65" table:formula="of:=[.D6]" office:value-type="string" office:string-value="# 2.000 TL #" calcext:value-type="string">
            <text:p># 2.000 TL #</text:p>
          </table:table-cell>
          <table:table-cell table:style-name="ce66" table:formula="of:=[.D7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4]" office:value-type="string" office:string-value="# 1 #" calcext:value-type="string">
            <text:p># 1 #</text:p>
          </table:table-cell>
          <table:table-cell table:style-name="ce55"/>
          <table:table-cell table:style-name="ce70" table:formula="of:=[.D19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3]);&quot;##.##0&quot;)&amp;&quot; #&quot;" office:value-type="string" office:string-value="# 1 #" calcext:value-type="string">
            <text:p># 1 #</text:p>
          </table:table-cell>
          <table:covered-table-cell table:style-name="ce127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7"/>
          <table:table-cell table:style-name="ce128" table:formula="of:=&quot;   İş bu emre muharrer senedim&quot;&amp;IF([$'Senet Borçlu Alacaklı Giriş'.$C$4]=&quot;Gerçek Kişi&quot;;&quot;in&quot;;&quot;izin&quot;)&amp;&quot; mükabilinde &quot;&amp;TEXT([.G3];&quot;dd mmmm yyyy&quot;)&amp;&quot; tarihinde Sayın : &quot;&amp;[$'Senet Borçlu Alacaklı Giriş'.$C$1]&amp;&quot; 'ya veyahut emruhavalesine yukarıda yazılı Yalnız # &quot;&amp;[$'Senet Taksit Giriş'.F3]&amp;&quot; # ödeyeceğ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rt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rt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3]);&quot;##.##0&quot;)&amp;&quot; TL #&quot;" office:value-type="string" office:string-value="# 2.000 TL #" calcext:value-type="string">
            <text:p># 2.000 TL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3]-INT([$'Senet Taksit Giriş'.E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5" table:formula="of:=[$'Senet Borçlu Alacaklı Giriş'.C5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7"/>
          <table:table-cell table:style-name="ce55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ÖDEYECEK</text:p>
          </table:table-cell>
          <table:table-cell table:style-name="ce133" table:formula="of:=&quot;İsim : &quot;&amp;[.$D9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3"/>
          <table:table-cell table:style-name="ce133" table:number-columns-spanned="4" table:number-rows-spanned="1"/>
          <table:covered-table-cell table:number-columns-repeated="3" table:style-name="ce133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4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34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covered-table-cell table:number-columns-repeated="5" table:style-name="ce134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5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KEFİL</text:p>
          </table:table-cell>
          <table:table-cell table:style-name="ce137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7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7"/>
          <table:covered-table-cell table:style-name="ce130"/>
          <table:table-cell table:style-name="ce134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3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3]" office:value-type="date" office:date-value="2021-03-30" calcext:value-type="date">
            <text:p>30.03.2021</text:p>
          </table:table-cell>
          <table:covered-table-cell table:style-name="ce127"/>
          <table:covered-table-cell table:style-name="ce130"/>
          <table:covered-table-cell table:number-columns-repeated="4" table:style-name="ce134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7"/>
          <table:covered-table-cell table:style-name="ce130"/>
          <table:table-cell table:style-name="ce135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3]" office:value-type="date" office:date-value="2021-02-25" calcext:value-type="date">
            <text:p>25.02.2021</text:p>
          </table:table-cell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 table:number-columns-repeated="16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/>
          <table:table-cell table:style-name="ce42">
            <draw:custom-shape table:end-cell-address="'Senet Önizleme'.F41" table:end-x="0.184cm" table:end-y="0.037cm" draw:z-index="1" draw:name="CustomShape 1" draw:style-name="gr2" draw:text-style-name="P1" svg:width="6.83cm" svg:height="15.251cm" svg:x="3.735cm" svg:y="0.73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42" table:number-columns-repeated="11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</table:table-cell>
          <table:table-cell table:style-name="ce127" table:formula="of:=[.$D30] &amp;&quot;    - Taksit No: &quot; &amp; [.$D25]&amp;&quot;  &quot;" office:value-type="string" office:string-value="Bursa Fabrika Satış Mağazası – Adem Duman    - Taksit No: # 2 #  " calcext:value-type="string" table:number-columns-spanned="1" table:number-rows-spanned="18">
            <text:p>Bursa Fabrika Satış Mağazası – Adem Duman <text:s text:c="3"/>- Taksit No: # 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7"/>
          <table:table-cell table:style-name="ce33"/>
          <table:table-cell table:style-name="ce58" table:formula="of:=[.D38]" office:value-type="date" office:date-value="2021-04-30" calcext:value-type="date">
            <text:p>30.04.2021</text:p>
          </table:table-cell>
          <table:table-cell table:style-name="ce64"/>
          <table:table-cell table:style-name="ce65" table:formula="of:=[.D27]" office:value-type="string" office:string-value="# 2.000 TL #" calcext:value-type="string">
            <text:p># 2.000 TL #</text:p>
          </table:table-cell>
          <table:table-cell table:style-name="ce66" table:formula="of:=[.D28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25]" office:value-type="string" office:string-value="# 2 #" calcext:value-type="string">
            <text:p># 2 #</text:p>
          </table:table-cell>
          <table:table-cell table:style-name="ce55"/>
          <table:table-cell table:style-name="ce70" table:formula="of:=[.D40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4]);&quot;##.##0&quot;)&amp;&quot; #&quot;" office:value-type="string" office:string-value="# 2 #" calcext:value-type="string">
            <text:p># 2 #</text:p>
          </table:table-cell>
          <table:covered-table-cell table:style-name="ce127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7"/>
          <table:table-cell table:style-name="ce128" table:formula="of:=&quot;   İş bu emre muharrer senedim&quot;&amp;IF([$'Senet Borçlu Alacaklı Giriş'.$C$4]=&quot;Gerçek Kişi&quot;;&quot;in&quot;;&quot;izin&quot;)&amp;&quot; mükabilinde &quot;&amp;TEXT([.G24];&quot;dd mmmm yyyy&quot;)&amp;&quot; tarihinde Sayın : &quot;&amp;[$'Senet Borçlu Alacaklı Giriş'.$C$1]&amp;&quot; 'ya veyahut emruhavalesine yukarıda yazılı Yalnız # &quot;&amp;[$'Senet Taksit Giriş'.F4]&amp;&quot; # ödeyeceği&quot;&amp;IF([$'Senet Borçlu Alacaklı Giriş'.$C$4]=&quot;Gerçek Kişi&quot;;&quot;m.&quot;;&quot;z.&quot;)&amp;&quot; Bedeli &quot;&amp;[$'Senet Taksit Giriş'.G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Nis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Nis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4]);&quot;##.##0&quot;)&amp;&quot; TL #&quot;" office:value-type="string" office:string-value="# 2.000 TL #" calcext:value-type="string">
            <text:p># 2.000 TL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4]-INT([$'Senet Taksit Giriş'.E2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5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7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ÖDEYECEK</text:p>
          </table:table-cell>
          <table:table-cell table:style-name="ce137" table:formula="of:=&quot;İsim : &quot;&amp;[.$D30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7"/>
          <table:table-cell table:style-name="ce42" table:number-columns-repeated="2"/>
          <table:table-cell table:style-name="ce143" table:number-columns-spanned="2" table:number-rows-spanned="1"/>
          <table:covered-table-cell table:style-name="ce143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4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34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covered-table-cell table:number-columns-repeated="5" table:style-name="ce134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5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KEFİL</text:p>
          </table:table-cell>
          <table:table-cell table:style-name="ce137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7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7"/>
          <table:covered-table-cell table:style-name="ce130"/>
          <table:table-cell table:style-name="ce134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3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4]" office:value-type="date" office:date-value="2021-04-30" calcext:value-type="date">
            <text:p>30.04.2021</text:p>
          </table:table-cell>
          <table:covered-table-cell table:style-name="ce127"/>
          <table:covered-table-cell table:style-name="ce130"/>
          <table:covered-table-cell table:number-columns-repeated="4" table:style-name="ce134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7"/>
          <table:covered-table-cell table:style-name="ce130"/>
          <table:table-cell table:style-name="ce135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4]" office:value-type="date" office:date-value="2021-02-25" calcext:value-type="date">
            <text:p>25.02.2021</text:p>
          </table:table-cell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62" table:end-x="0.184cm" table:end-y="0.051cm" draw:z-index="2" draw:name="CustomShape 1" draw:style-name="gr3" draw:text-style-name="P1" svg:width="6.83cm" svg:height="14.939cm" svg:x="3.735cm" svg:y="0.22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7" table:formula="of:=[.$D51] &amp;&quot;    - Taksit No: &quot; &amp; [.$D46]&amp;&quot;  &quot;" office:value-type="string" office:string-value="Bursa Fabrika Satış Mağazası – Adem Duman    - Taksit No: # 3 #  " calcext:value-type="string" table:number-columns-spanned="1" table:number-rows-spanned="18">
            <text:p>Bursa Fabrika Satış Mağazası – Adem Duman <text:s text:c="3"/>- Taksit No: # 3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7"/>
          <table:table-cell table:style-name="ce33"/>
          <table:table-cell table:style-name="ce58" table:formula="of:=[.D59]" office:value-type="date" office:date-value="2021-05-30" calcext:value-type="date">
            <text:p>30.05.2021</text:p>
          </table:table-cell>
          <table:table-cell table:style-name="ce64"/>
          <table:table-cell table:style-name="ce65" table:formula="of:=[.D48]" office:value-type="string" office:string-value="# 2.000 TL #" calcext:value-type="string">
            <text:p># 2.000 TL #</text:p>
          </table:table-cell>
          <table:table-cell table:style-name="ce66" table:formula="of:=[.D49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46]" office:value-type="string" office:string-value="# 3 #" calcext:value-type="string">
            <text:p># 3 #</text:p>
          </table:table-cell>
          <table:table-cell table:style-name="ce55"/>
          <table:table-cell table:style-name="ce70" table:formula="of:=[.D6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5]);&quot;##.##0&quot;)&amp;&quot; #&quot;" office:value-type="string" office:string-value="# 3 #" calcext:value-type="string">
            <text:p># 3 #</text:p>
          </table:table-cell>
          <table:covered-table-cell table:style-name="ce127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7"/>
          <table:table-cell table:style-name="ce128" table:formula="of:=&quot;   İş bu emre muharrer senedim&quot;&amp;IF([$'Senet Borçlu Alacaklı Giriş'.$C$4]=&quot;Gerçek Kişi&quot;;&quot;in&quot;;&quot;izin&quot;)&amp;&quot; mükabilinde &quot;&amp;TEXT([.G45];&quot;dd mmmm yyyy&quot;)&amp;&quot; tarihinde Sayın : &quot;&amp;[$'Senet Borçlu Alacaklı Giriş'.$C$1]&amp;&quot; 'ya veyahut emruhavalesine yukarıda yazılı Yalnız # &quot;&amp;[$'Senet Taksit Giriş'.F5]&amp;&quot; # ödeyeceği&quot;&amp;IF([$'Senet Borçlu Alacaklı Giriş'.$C$4]=&quot;Gerçek Kişi&quot;;&quot;m.&quot;;&quot;z.&quot;)&amp;&quot; Bedeli &quot;&amp;[$'Senet Taksit Giriş'.G5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yı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yı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5]);&quot;##.##0&quot;)&amp;&quot; TL #&quot;" office:value-type="string" office:string-value="# 2.000 TL #" calcext:value-type="string">
            <text:p># 2.000 TL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46]-INT([$'Senet Taksit Giriş'.E4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5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7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ÖDEYECEK</text:p>
          </table:table-cell>
          <table:table-cell table:style-name="ce137" table:formula="of:=&quot;İsim : &quot;&amp;[.$D5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7"/>
          <table:table-cell table:style-name="ce42" table:number-columns-repeated="2"/>
          <table:table-cell table:style-name="ce143" table:number-columns-spanned="2" table:number-rows-spanned="1"/>
          <table:covered-table-cell table:style-name="ce143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4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34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covered-table-cell table:number-columns-repeated="5" table:style-name="ce134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5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KEFİL</text:p>
          </table:table-cell>
          <table:table-cell table:style-name="ce137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7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7"/>
          <table:covered-table-cell table:style-name="ce130"/>
          <table:table-cell table:style-name="ce134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3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5]" office:value-type="date" office:date-value="2021-05-30" calcext:value-type="date">
            <text:p>30.05.2021</text:p>
          </table:table-cell>
          <table:covered-table-cell table:style-name="ce127"/>
          <table:covered-table-cell table:style-name="ce130"/>
          <table:covered-table-cell table:number-columns-repeated="4" table:style-name="ce134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7"/>
          <table:covered-table-cell table:style-name="ce130"/>
          <table:table-cell table:style-name="ce135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5]" office:value-type="date" office:date-value="2021-02-25" calcext:value-type="date">
            <text:p>25.02.2021</text:p>
          </table:table-cell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82" table:end-x="0.184cm" table:end-y="0.052cm" draw:z-index="3" draw:name="CustomShape 1" draw:style-name="gr4" draw:text-style-name="P1" svg:width="6.83cm" svg:height="14.937cm" svg:x="3.735cm" svg:y="0.22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7" table:formula="of:=[.$D71] &amp;&quot;    - Taksit No: &quot; &amp; [.$D66]&amp;&quot;  &quot;" office:value-type="string" office:string-value="Bursa Fabrika Satış Mağazası – Adem Duman    - Taksit No: # 4 #  " calcext:value-type="string" table:number-columns-spanned="1" table:number-rows-spanned="18">
            <text:p>Bursa Fabrika Satış Mağazası – Adem Duman <text:s text:c="3"/>- Taksit No: # 4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7"/>
          <table:table-cell table:style-name="ce33"/>
          <table:table-cell table:style-name="ce58" table:formula="of:=[.D79]" office:value-type="date" office:date-value="2021-06-30" calcext:value-type="date">
            <text:p>30.06.2021</text:p>
          </table:table-cell>
          <table:table-cell table:style-name="ce64"/>
          <table:table-cell table:style-name="ce65" table:formula="of:=[.D68]" office:value-type="string" office:string-value="# 2.000 TL #" calcext:value-type="string">
            <text:p># 2.000 TL #</text:p>
          </table:table-cell>
          <table:table-cell table:style-name="ce66" table:formula="of:=[.D69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66]" office:value-type="string" office:string-value="# 4 #" calcext:value-type="string">
            <text:p># 4 #</text:p>
          </table:table-cell>
          <table:table-cell table:style-name="ce55"/>
          <table:table-cell table:style-name="ce70" table:formula="of:=[.D8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6]);&quot;##.##0&quot;)&amp;&quot; #&quot;" office:value-type="string" office:string-value="# 4 #" calcext:value-type="string">
            <text:p># 4 #</text:p>
          </table:table-cell>
          <table:covered-table-cell table:style-name="ce127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7"/>
          <table:table-cell table:style-name="ce128" table:formula="of:=&quot;   İş bu emre muharrer senedim&quot;&amp;IF([$'Senet Borçlu Alacaklı Giriş'.$C$4]=&quot;Gerçek Kişi&quot;;&quot;in&quot;;&quot;izin&quot;)&amp;&quot; mükabilinde &quot;&amp;TEXT([.G65];&quot;dd mmmm yyyy&quot;)&amp;&quot; tarihinde Sayın : &quot;&amp;[$'Senet Borçlu Alacaklı Giriş'.$C$1]&amp;&quot; 'ya veyahut emruhavalesine yukarıda yazılı Yalnız # &quot;&amp;[$'Senet Taksit Giriş'.F6]&amp;&quot; # ödeyeceği&quot;&amp;IF([$'Senet Borçlu Alacaklı Giriş'.$C$4]=&quot;Gerçek Kişi&quot;;&quot;m.&quot;;&quot;z.&quot;)&amp;&quot; Bedeli &quot;&amp;[$'Senet Taksit Giriş'.G6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Hazir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Hazir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6]);&quot;##.##0&quot;)&amp;&quot; TL #&quot;" office:value-type="string" office:string-value="# 2.000 TL #" calcext:value-type="string">
            <text:p># 2.000 TL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68]-INT([$'Senet Taksit Giriş'.E68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5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7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ÖDEYECEK</text:p>
          </table:table-cell>
          <table:table-cell table:style-name="ce137" table:formula="of:=&quot;İsim : &quot;&amp;[.$D7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7"/>
          <table:table-cell table:style-name="ce42" table:number-columns-repeated="2"/>
          <table:table-cell table:style-name="ce143" table:number-columns-spanned="2" table:number-rows-spanned="1"/>
          <table:covered-table-cell table:style-name="ce143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4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34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covered-table-cell table:number-columns-repeated="5" table:style-name="ce134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5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KEFİL</text:p>
          </table:table-cell>
          <table:table-cell table:style-name="ce137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7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7"/>
          <table:covered-table-cell table:style-name="ce130"/>
          <table:table-cell table:style-name="ce134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3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6]" office:value-type="date" office:date-value="2021-06-30" calcext:value-type="date">
            <text:p>30.06.2021</text:p>
          </table:table-cell>
          <table:covered-table-cell table:style-name="ce127"/>
          <table:covered-table-cell table:style-name="ce130"/>
          <table:covered-table-cell table:number-columns-repeated="4" table:style-name="ce134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7"/>
          <table:covered-table-cell table:style-name="ce130"/>
          <table:table-cell table:style-name="ce135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6]" office:value-type="date" office:date-value="2021-02-25" calcext:value-type="date">
            <text:p>25.02.2021</text:p>
          </table:table-cell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03" table:end-x="0.184cm" table:end-y="0.052cm" draw:z-index="4" draw:name="CustomShape 1" draw:style-name="gr5" draw:text-style-name="P1" svg:width="6.83cm" svg:height="14.877cm" svg:x="3.735cm" svg:y="0.28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7" table:formula="of:=[.$D92] &amp;&quot;    - Taksit No: &quot; &amp; [.$D87]&amp;&quot;  &quot;" office:value-type="string" office:string-value="Bursa Fabrika Satış Mağazası – Adem Duman    - Taksit No: # 5 #  " calcext:value-type="string" table:number-columns-spanned="1" table:number-rows-spanned="18">
            <text:p>Bursa Fabrika Satış Mağazası – Adem Duman <text:s text:c="3"/>- Taksit No: # 5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7"/>
          <table:table-cell table:style-name="ce33"/>
          <table:table-cell table:style-name="ce58" table:formula="of:=[.D100]" office:value-type="date" office:date-value="2021-07-30" calcext:value-type="date">
            <text:p>30.07.2021</text:p>
          </table:table-cell>
          <table:table-cell table:style-name="ce64"/>
          <table:table-cell table:style-name="ce65" table:formula="of:=[.D89]" office:value-type="string" office:string-value="# 14.000 TL #" calcext:value-type="string">
            <text:p># 14.000 TL #</text:p>
          </table:table-cell>
          <table:table-cell table:style-name="ce66" table:formula="of:=[.D90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87]" office:value-type="string" office:string-value="# 5 #" calcext:value-type="string">
            <text:p># 5 #</text:p>
          </table:table-cell>
          <table:table-cell table:style-name="ce55"/>
          <table:table-cell table:style-name="ce70" table:formula="of:=[.D102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7]);&quot;##.##0&quot;)&amp;&quot; #&quot;" office:value-type="string" office:string-value="# 5 #" calcext:value-type="string">
            <text:p># 5 #</text:p>
          </table:table-cell>
          <table:covered-table-cell table:style-name="ce127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7"/>
          <table:table-cell table:style-name="ce128" table:formula="of:=&quot;   İş bu emre muharrer senedim&quot;&amp;IF([$'Senet Borçlu Alacaklı Giriş'.$C$4]=&quot;Gerçek Kişi&quot;;&quot;in&quot;;&quot;izin&quot;)&amp;&quot; mükabilinde &quot;&amp;TEXT([.G86];&quot;dd mmmm yyyy&quot;)&amp;&quot; tarihinde Sayın : &quot;&amp;[$'Senet Borçlu Alacaklı Giriş'.$C$1]&amp;&quot; 'ya veyahut emruhavalesine yukarıda yazılı Yalnız # &quot;&amp;[$'Senet Taksit Giriş'.F7]&amp;&quot; # ödeyeceği&quot;&amp;IF([$'Senet Borçlu Alacaklı Giriş'.$C$4]=&quot;Gerçek Kişi&quot;;&quot;m.&quot;;&quot;z.&quot;)&amp;&quot; Bedeli &quot;&amp;[$'Senet Taksit Giriş'.G7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Temmuz 2021 tarihinde Sayın : HACI MURAT BALCI 'ya veyahut emruhavalesine yukarıda yazılı Yalnız # Ondört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Temmuz 2021 tarihinde Sayın : HACI MURAT BALCI 'ya veyahut emruhavalesine yukarıda yazılı Yalnız # Ondört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7]);&quot;##.##0&quot;)&amp;&quot; TL #&quot;" office:value-type="string" office:string-value="# 14.000 TL #" calcext:value-type="string">
            <text:p># 14.000 TL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90]-INT([$'Senet Taksit Giriş'.E90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5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7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ÖDEYECEK</text:p>
          </table:table-cell>
          <table:table-cell table:style-name="ce137" table:formula="of:=&quot;İsim : &quot;&amp;[.$D92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7"/>
          <table:table-cell table:style-name="ce42" table:number-columns-repeated="2"/>
          <table:table-cell table:style-name="ce143" table:number-columns-spanned="2" table:number-rows-spanned="1"/>
          <table:covered-table-cell table:style-name="ce143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4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34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covered-table-cell table:number-columns-repeated="5" table:style-name="ce134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5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KEFİL</text:p>
          </table:table-cell>
          <table:table-cell table:style-name="ce137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7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7"/>
          <table:covered-table-cell table:style-name="ce130"/>
          <table:table-cell table:style-name="ce134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3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7]" office:value-type="date" office:date-value="2021-07-30" calcext:value-type="date">
            <text:p>30.07.2021</text:p>
          </table:table-cell>
          <table:covered-table-cell table:style-name="ce127"/>
          <table:covered-table-cell table:style-name="ce130"/>
          <table:covered-table-cell table:number-columns-repeated="4" table:style-name="ce134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7"/>
          <table:covered-table-cell table:style-name="ce130"/>
          <table:table-cell table:style-name="ce135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7]" office:value-type="date" office:date-value="2021-02-25" calcext:value-type="date">
            <text:p>25.02.2021</text:p>
          </table:table-cell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24" table:end-x="0.185cm" table:end-y="0.038cm" draw:z-index="5" draw:name="CustomShape 1" draw:style-name="gr6" draw:text-style-name="P1" svg:width="6.831cm" svg:height="14.937cm" svg:x="3.735cm" svg:y="0.214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7" table:formula="of:=[.$D113] &amp;&quot;    - Taksit No: &quot; &amp; [.$D108]&amp;&quot;  &quot;" office:value-type="string" office:string-value="Bursa Fabrika Satış Mağazası – Adem Duman    - Taksit No: # 6 #  " calcext:value-type="string" table:number-columns-spanned="1" table:number-rows-spanned="18">
            <text:p>Bursa Fabrika Satış Mağazası – Adem Duman <text:s text:c="3"/>- Taksit No: # 6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7"/>
          <table:table-cell table:style-name="ce33"/>
          <table:table-cell table:style-name="ce58" table:formula="of:=[.D121]" office:value-type="date" office:date-value="2021-08-30" calcext:value-type="date">
            <text:p>30.08.2021</text:p>
          </table:table-cell>
          <table:table-cell table:style-name="ce64"/>
          <table:table-cell table:style-name="ce65" table:formula="of:=[.D110]" office:value-type="string" office:string-value="# 2.000 TL #" calcext:value-type="string">
            <text:p># 2.000 TL #</text:p>
          </table:table-cell>
          <table:table-cell table:style-name="ce66" table:formula="of:=[.D111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108]" office:value-type="string" office:string-value="# 6 #" calcext:value-type="string">
            <text:p># 6 #</text:p>
          </table:table-cell>
          <table:table-cell table:style-name="ce55"/>
          <table:table-cell table:style-name="ce70" table:formula="of:=[.D12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8]);&quot;##.##0&quot;)&amp;&quot; #&quot;" office:value-type="string" office:string-value="# 6 #" calcext:value-type="string">
            <text:p># 6 #</text:p>
          </table:table-cell>
          <table:covered-table-cell table:style-name="ce127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7"/>
          <table:table-cell table:style-name="ce128" table:formula="of:=&quot;   İş bu emre muharrer senedim&quot;&amp;IF([$'Senet Borçlu Alacaklı Giriş'.$C$4]=&quot;Gerçek Kişi&quot;;&quot;in&quot;;&quot;izin&quot;)&amp;&quot; mükabilinde &quot;&amp;TEXT([.G107];&quot;dd mmmm yyyy&quot;)&amp;&quot; tarihinde Sayın : &quot;&amp;[$'Senet Borçlu Alacaklı Giriş'.$C$1]&amp;&quot; 'ya veyahut emruhavalesine yukarıda yazılı Yalnız # &quot;&amp;[$'Senet Taksit Giriş'.F8]&amp;&quot; # ödeyeceği&quot;&amp;IF([$'Senet Borçlu Alacaklı Giriş'.$C$4]=&quot;Gerçek Kişi&quot;;&quot;m.&quot;;&quot;z.&quot;)&amp;&quot; Bedeli &quot;&amp;[$'Senet Taksit Giriş'.G8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ğusto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ğusto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8]);&quot;##.##0&quot;)&amp;&quot; TL #&quot;" office:value-type="string" office:string-value="# 2.000 TL #" calcext:value-type="string">
            <text:p># 2.000 TL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11]-INT([$'Senet Taksit Giriş'.E111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5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7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ÖDEYECEK</text:p>
          </table:table-cell>
          <table:table-cell table:style-name="ce137" table:formula="of:=&quot;İsim : &quot;&amp;[.$D11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7"/>
          <table:table-cell table:style-name="ce42" table:number-columns-repeated="2"/>
          <table:table-cell table:style-name="ce143" table:number-columns-spanned="2" table:number-rows-spanned="1"/>
          <table:covered-table-cell table:style-name="ce143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4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34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covered-table-cell table:number-columns-repeated="5" table:style-name="ce134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5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KEFİL</text:p>
          </table:table-cell>
          <table:table-cell table:style-name="ce137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7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7"/>
          <table:covered-table-cell table:style-name="ce130"/>
          <table:table-cell table:style-name="ce134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3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8]" office:value-type="date" office:date-value="2021-08-30" calcext:value-type="date">
            <text:p>30.08.2021</text:p>
          </table:table-cell>
          <table:covered-table-cell table:style-name="ce127"/>
          <table:covered-table-cell table:style-name="ce130"/>
          <table:covered-table-cell table:number-columns-repeated="4" table:style-name="ce134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7"/>
          <table:covered-table-cell table:style-name="ce130"/>
          <table:table-cell table:style-name="ce135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8]" office:value-type="date" office:date-value="2021-02-25" calcext:value-type="date">
            <text:p>25.02.2021</text:p>
          </table:table-cell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44" table:end-x="0.185cm" table:end-y="0.038cm" draw:z-index="6" draw:name="CustomShape 1" draw:style-name="gr7" draw:text-style-name="P1" svg:width="6.831cm" svg:height="14.94cm" svg:x="3.735cm" svg:y="0.21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7" table:formula="of:=[.$D133] &amp;&quot;    - Taksit No: &quot; &amp; [.$D128]&amp;&quot;  &quot;" office:value-type="string" office:string-value="Bursa Fabrika Satış Mağazası – Adem Duman    - Taksit No: # 7 #  " calcext:value-type="string" table:number-columns-spanned="1" table:number-rows-spanned="18">
            <text:p>Bursa Fabrika Satış Mağazası – Adem Duman <text:s text:c="3"/>- Taksit No: # 7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7"/>
          <table:table-cell table:style-name="ce33"/>
          <table:table-cell table:style-name="ce58" table:formula="of:=[.D141]" office:value-type="date" office:date-value="2021-09-30" calcext:value-type="date">
            <text:p>30.09.2021</text:p>
          </table:table-cell>
          <table:table-cell table:style-name="ce64"/>
          <table:table-cell table:style-name="ce65" table:formula="of:=[.D130]" office:value-type="string" office:string-value="# 2.000 TL #" calcext:value-type="string">
            <text:p># 2.000 TL #</text:p>
          </table:table-cell>
          <table:table-cell table:style-name="ce66" table:formula="of:=[.D131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128]" office:value-type="string" office:string-value="# 7 #" calcext:value-type="string">
            <text:p># 7 #</text:p>
          </table:table-cell>
          <table:table-cell table:style-name="ce55"/>
          <table:table-cell table:style-name="ce70" table:formula="of:=[.D14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9]);&quot;##.##0&quot;)&amp;&quot; #&quot;" office:value-type="string" office:string-value="# 7 #" calcext:value-type="string">
            <text:p># 7 #</text:p>
          </table:table-cell>
          <table:covered-table-cell table:style-name="ce127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7"/>
          <table:table-cell table:style-name="ce128" table:formula="of:=&quot;   İş bu emre muharrer senedim&quot;&amp;IF([$'Senet Borçlu Alacaklı Giriş'.$C$4]=&quot;Gerçek Kişi&quot;;&quot;in&quot;;&quot;izin&quot;)&amp;&quot; mükabilinde &quot;&amp;TEXT([.G127];&quot;dd mmmm yyyy&quot;)&amp;&quot; tarihinde Sayın : &quot;&amp;[$'Senet Borçlu Alacaklı Giriş'.$C$1]&amp;&quot; 'ya veyahut emruhavalesine yukarıda yazılı Yalnız # &quot;&amp;[$'Senet Taksit Giriş'.F9]&amp;&quot; # ödeyeceği&quot;&amp;IF([$'Senet Borçlu Alacaklı Giriş'.$C$4]=&quot;Gerçek Kişi&quot;;&quot;m.&quot;;&quot;z.&quot;)&amp;&quot; Bedeli &quot;&amp;[$'Senet Taksit Giriş'.G9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ylül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ylül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9]);&quot;##.##0&quot;)&amp;&quot; TL #&quot;" office:value-type="string" office:string-value="# 2.000 TL #" calcext:value-type="string">
            <text:p># 2.000 TL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32]-INT([$'Senet Taksit Giriş'.E132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5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7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ÖDEYECEK</text:p>
          </table:table-cell>
          <table:table-cell table:style-name="ce137" table:formula="of:=&quot;İsim : &quot;&amp;[.$D13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7"/>
          <table:table-cell table:style-name="ce42" table:number-columns-repeated="2"/>
          <table:table-cell table:style-name="ce143" table:number-columns-spanned="2" table:number-rows-spanned="1"/>
          <table:covered-table-cell table:style-name="ce143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4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34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covered-table-cell table:number-columns-repeated="5" table:style-name="ce134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5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KEFİL</text:p>
          </table:table-cell>
          <table:table-cell table:style-name="ce137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7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7"/>
          <table:covered-table-cell table:style-name="ce130"/>
          <table:table-cell table:style-name="ce134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3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9]" office:value-type="date" office:date-value="2021-09-30" calcext:value-type="date">
            <text:p>30.09.2021</text:p>
          </table:table-cell>
          <table:covered-table-cell table:style-name="ce127"/>
          <table:covered-table-cell table:style-name="ce130"/>
          <table:covered-table-cell table:number-columns-repeated="4" table:style-name="ce134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7"/>
          <table:covered-table-cell table:style-name="ce130"/>
          <table:table-cell table:style-name="ce135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9]" office:value-type="date" office:date-value="2021-02-25" calcext:value-type="date">
            <text:p>25.02.2021</text:p>
          </table:table-cell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65" table:end-x="0.185cm" table:end-y="0.038cm" draw:z-index="7" draw:name="CustomShape 1" draw:style-name="gr8" draw:text-style-name="P1" svg:width="6.831cm" svg:height="14.878cm" svg:x="3.735cm" svg:y="0.27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7" table:formula="of:=[.$D154] &amp;&quot;    - Taksit No: &quot; &amp; [.$D149]&amp;&quot;  &quot;" office:value-type="string" office:string-value="Bursa Fabrika Satış Mağazası – Adem Duman    - Taksit No: # 8 #  " calcext:value-type="string" table:number-columns-spanned="1" table:number-rows-spanned="18">
            <text:p>Bursa Fabrika Satış Mağazası – Adem Duman <text:s text:c="3"/>- Taksit No: # 8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7"/>
          <table:table-cell table:style-name="ce33"/>
          <table:table-cell table:style-name="ce58" table:formula="of:=[.D162]" office:value-type="date" office:date-value="2021-10-30" calcext:value-type="date">
            <text:p>30.10.2021</text:p>
          </table:table-cell>
          <table:table-cell table:style-name="ce64"/>
          <table:table-cell table:style-name="ce65" table:formula="of:=[.D151]" office:value-type="string" office:string-value="# 2.000 TL #" calcext:value-type="string">
            <text:p># 2.000 TL #</text:p>
          </table:table-cell>
          <table:table-cell table:style-name="ce66" table:formula="of:=[.D152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149]" office:value-type="string" office:string-value="# 8 #" calcext:value-type="string">
            <text:p># 8 #</text:p>
          </table:table-cell>
          <table:table-cell table:style-name="ce55"/>
          <table:table-cell table:style-name="ce70" table:formula="of:=[.D164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0]);&quot;##.##0&quot;)&amp;&quot; #&quot;" office:value-type="string" office:string-value="# 8 #" calcext:value-type="string">
            <text:p># 8 #</text:p>
          </table:table-cell>
          <table:covered-table-cell table:style-name="ce127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7"/>
          <table:table-cell table:style-name="ce128" table:formula="of:=&quot;   İş bu emre muharrer senedim&quot;&amp;IF([$'Senet Borçlu Alacaklı Giriş'.$C$4]=&quot;Gerçek Kişi&quot;;&quot;in&quot;;&quot;izin&quot;)&amp;&quot; mükabilinde &quot;&amp;TEXT([.G148];&quot;dd mmmm yyyy&quot;)&amp;&quot; tarihinde Sayın : &quot;&amp;[$'Senet Borçlu Alacaklı Giriş'.$C$1]&amp;&quot; 'ya veyahut emruhavalesine yukarıda yazılı Yalnız # &quot;&amp;[$'Senet Taksit Giriş'.F10]&amp;&quot; # ödeyeceği&quot;&amp;IF([$'Senet Borçlu Alacaklı Giriş'.$C$4]=&quot;Gerçek Kişi&quot;;&quot;m.&quot;;&quot;z.&quot;)&amp;&quot; Bedeli &quot;&amp;[$'Senet Taksit Giriş'.G1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ki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ki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0]);&quot;##.##0&quot;)&amp;&quot; TL #&quot;" office:value-type="string" office:string-value="# 2.000 TL #" calcext:value-type="string">
            <text:p># 2.000 TL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53]-INT([$'Senet Taksit Giriş'.E15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5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7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ÖDEYECEK</text:p>
          </table:table-cell>
          <table:table-cell table:style-name="ce137" table:formula="of:=&quot;İsim : &quot;&amp;[.$D154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7"/>
          <table:table-cell table:style-name="ce42" table:number-columns-repeated="2"/>
          <table:table-cell table:style-name="ce143" table:number-columns-spanned="2" table:number-rows-spanned="1"/>
          <table:covered-table-cell table:style-name="ce143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4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34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covered-table-cell table:number-columns-repeated="5" table:style-name="ce134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5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KEFİL</text:p>
          </table:table-cell>
          <table:table-cell table:style-name="ce137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7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7"/>
          <table:covered-table-cell table:style-name="ce130"/>
          <table:table-cell table:style-name="ce134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3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0]" office:value-type="date" office:date-value="2021-10-30" calcext:value-type="date">
            <text:p>30.10.2021</text:p>
          </table:table-cell>
          <table:covered-table-cell table:style-name="ce127"/>
          <table:covered-table-cell table:style-name="ce130"/>
          <table:covered-table-cell table:number-columns-repeated="4" table:style-name="ce134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7"/>
          <table:covered-table-cell table:style-name="ce130"/>
          <table:table-cell table:style-name="ce135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0]" office:value-type="date" office:date-value="2021-02-25" calcext:value-type="date">
            <text:p>25.02.2021</text:p>
          </table:table-cell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86" table:end-x="0.185cm" table:end-y="0.038cm" draw:z-index="8" draw:name="CustomShape 1" draw:style-name="gr9" draw:text-style-name="P1" svg:width="6.831cm" svg:height="14.816cm" svg:x="3.735cm" svg:y="0.33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7" table:formula="of:=[.$D175] &amp;&quot;    - Taksit No: &quot; &amp; [.$D170]&amp;&quot;  &quot;" office:value-type="string" office:string-value="Bursa Fabrika Satış Mağazası – Adem Duman    - Taksit No: # 9 #  " calcext:value-type="string" table:number-columns-spanned="1" table:number-rows-spanned="18">
            <text:p>Bursa Fabrika Satış Mağazası – Adem Duman <text:s text:c="3"/>- Taksit No: # 9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7"/>
          <table:table-cell table:style-name="ce33"/>
          <table:table-cell table:style-name="ce58" table:formula="of:=[.D183]" office:value-type="date" office:date-value="2021-11-30" calcext:value-type="date">
            <text:p>30.11.2021</text:p>
          </table:table-cell>
          <table:table-cell table:style-name="ce64"/>
          <table:table-cell table:style-name="ce65" table:formula="of:=[.D172]" office:value-type="string" office:string-value="# 2.000 TL #" calcext:value-type="string">
            <text:p># 2.000 TL #</text:p>
          </table:table-cell>
          <table:table-cell table:style-name="ce66" table:formula="of:=[.D173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170]" office:value-type="string" office:string-value="# 9 #" calcext:value-type="string">
            <text:p># 9 #</text:p>
          </table:table-cell>
          <table:table-cell table:style-name="ce55"/>
          <table:table-cell table:style-name="ce70" table:formula="of:=[.D18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1]);&quot;##.##0&quot;)&amp;&quot; #&quot;" office:value-type="string" office:string-value="# 9 #" calcext:value-type="string">
            <text:p># 9 #</text:p>
          </table:table-cell>
          <table:covered-table-cell table:style-name="ce127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7"/>
          <table:table-cell table:style-name="ce128" table:formula="of:=&quot;   İş bu emre muharrer senedim&quot;&amp;IF([$'Senet Borçlu Alacaklı Giriş'.$C$4]=&quot;Gerçek Kişi&quot;;&quot;in&quot;;&quot;izin&quot;)&amp;&quot; mükabilinde &quot;&amp;TEXT([.G169];&quot;dd mmmm yyyy&quot;)&amp;&quot; tarihinde Sayın : &quot;&amp;[$'Senet Borçlu Alacaklı Giriş'.$C$1]&amp;&quot; 'ya veyahut emruhavalesine yukarıda yazılı Yalnız # &quot;&amp;[$'Senet Taksit Giriş'.F11]&amp;&quot; # ödeyeceği&quot;&amp;IF([$'Senet Borçlu Alacaklı Giriş'.$C$4]=&quot;Gerçek Kişi&quot;;&quot;m.&quot;;&quot;z.&quot;)&amp;&quot; Bedeli &quot;&amp;[$'Senet Taksit Giriş'.G11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Kası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Kası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1]);&quot;##.##0&quot;)&amp;&quot; TL #&quot;" office:value-type="string" office:string-value="# 2.000 TL #" calcext:value-type="string">
            <text:p># 2.000 TL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74]-INT([$'Senet Taksit Giriş'.E17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5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7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ÖDEYECEK</text:p>
          </table:table-cell>
          <table:table-cell table:style-name="ce137" table:formula="of:=&quot;İsim : &quot;&amp;[.$D17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7"/>
          <table:table-cell table:style-name="ce42" table:number-columns-repeated="2"/>
          <table:table-cell table:style-name="ce143" table:number-columns-spanned="2" table:number-rows-spanned="1"/>
          <table:covered-table-cell table:style-name="ce143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4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34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covered-table-cell table:number-columns-repeated="5" table:style-name="ce134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5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KEFİL</text:p>
          </table:table-cell>
          <table:table-cell table:style-name="ce137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7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7"/>
          <table:covered-table-cell table:style-name="ce130"/>
          <table:table-cell table:style-name="ce134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3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1]" office:value-type="date" office:date-value="2021-11-30" calcext:value-type="date">
            <text:p>30.11.2021</text:p>
          </table:table-cell>
          <table:covered-table-cell table:style-name="ce127"/>
          <table:covered-table-cell table:style-name="ce130"/>
          <table:covered-table-cell table:number-columns-repeated="4" table:style-name="ce134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7"/>
          <table:covered-table-cell table:style-name="ce130"/>
          <table:table-cell table:style-name="ce135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1]" office:value-type="date" office:date-value="2021-02-25" calcext:value-type="date">
            <text:p>25.02.2021</text:p>
          </table:table-cell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6" table:end-x="0.185cm" table:end-y="0.038cm" draw:z-index="9" draw:name="CustomShape 1" draw:style-name="gr10" draw:text-style-name="P1" svg:width="6.831cm" svg:height="14.814cm" svg:x="3.735cm" svg:y="0.33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7" table:formula="of:=[.$D195] &amp;&quot;    - Taksit No: &quot; &amp; [.$D190]&amp;&quot;  &quot;" office:value-type="string" office:string-value="Bursa Fabrika Satış Mağazası – Adem Duman    - Taksit No: # 10 #  " calcext:value-type="string" table:number-columns-spanned="1" table:number-rows-spanned="18">
            <text:p>Bursa Fabrika Satış Mağazası – Adem Duman <text:s text:c="3"/>- Taksit No: # 10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7"/>
          <table:table-cell table:style-name="ce33"/>
          <table:table-cell table:style-name="ce58" table:formula="of:=[.D203]" office:value-type="date" office:date-value="2021-12-30" calcext:value-type="date">
            <text:p>30.12.2021</text:p>
          </table:table-cell>
          <table:table-cell table:style-name="ce64"/>
          <table:table-cell table:style-name="ce65" table:formula="of:=[.D192]" office:value-type="string" office:string-value="# 2.000 TL #" calcext:value-type="string">
            <text:p># 2.000 TL #</text:p>
          </table:table-cell>
          <table:table-cell table:style-name="ce66" table:formula="of:=[.D193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190]" office:value-type="string" office:string-value="# 10 #" calcext:value-type="string">
            <text:p># 10 #</text:p>
          </table:table-cell>
          <table:table-cell table:style-name="ce55"/>
          <table:table-cell table:style-name="ce70" table:formula="of:=[.D20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2]);&quot;##.##0&quot;)&amp;&quot; #&quot;" office:value-type="string" office:string-value="# 10 #" calcext:value-type="string">
            <text:p># 10 #</text:p>
          </table:table-cell>
          <table:covered-table-cell table:style-name="ce127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7"/>
          <table:table-cell table:style-name="ce128" table:formula="of:=&quot;   İş bu emre muharrer senedim&quot;&amp;IF([$'Senet Borçlu Alacaklı Giriş'.$C$4]=&quot;Gerçek Kişi&quot;;&quot;in&quot;;&quot;izin&quot;)&amp;&quot; mükabilinde &quot;&amp;TEXT([.G189];&quot;dd mmmm yyyy&quot;)&amp;&quot; tarihinde Sayın : &quot;&amp;[$'Senet Borçlu Alacaklı Giriş'.$C$1]&amp;&quot; 'ya veyahut emruhavalesine yukarıda yazılı Yalnız # &quot;&amp;[$'Senet Taksit Giriş'.F12]&amp;&quot; # ödeyeceği&quot;&amp;IF([$'Senet Borçlu Alacaklı Giriş'.$C$4]=&quot;Gerçek Kişi&quot;;&quot;m.&quot;;&quot;z.&quot;)&amp;&quot; Bedeli &quot;&amp;[$'Senet Taksit Giriş'.G12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ralık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ralık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2]);&quot;##.##0&quot;)&amp;&quot; TL #&quot;" office:value-type="string" office:string-value="# 2.000 TL #" calcext:value-type="string">
            <text:p># 2.000 TL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95]-INT([$'Senet Taksit Giriş'.E195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5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7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ÖDEYECEK</text:p>
          </table:table-cell>
          <table:table-cell table:style-name="ce137" table:formula="of:=&quot;İsim : &quot;&amp;[.$D19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7"/>
          <table:table-cell table:style-name="ce42" table:number-columns-repeated="2"/>
          <table:table-cell table:style-name="ce143" table:number-columns-spanned="2" table:number-rows-spanned="1"/>
          <table:covered-table-cell table:style-name="ce143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4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34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covered-table-cell table:number-columns-repeated="5" table:style-name="ce134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5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KEFİL</text:p>
          </table:table-cell>
          <table:table-cell table:style-name="ce137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7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7"/>
          <table:covered-table-cell table:style-name="ce130"/>
          <table:table-cell table:style-name="ce134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3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2]" office:value-type="date" office:date-value="2021-12-30" calcext:value-type="date">
            <text:p>30.12.2021</text:p>
          </table:table-cell>
          <table:covered-table-cell table:style-name="ce127"/>
          <table:covered-table-cell table:style-name="ce130"/>
          <table:covered-table-cell table:number-columns-repeated="4" table:style-name="ce134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7"/>
          <table:covered-table-cell table:style-name="ce130"/>
          <table:table-cell table:style-name="ce135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2]" office:value-type="date" office:date-value="2021-02-25" calcext:value-type="date">
            <text:p>25.02.2021</text:p>
          </table:table-cell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27" table:end-x="0.185cm" table:end-y="0.038cm" draw:z-index="10" draw:name="CustomShape 1" draw:style-name="gr11" draw:text-style-name="P1" svg:width="6.831cm" svg:height="14.752cm" svg:x="3.735cm" svg:y="0.39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7" table:formula="of:=[.$D216] &amp;&quot;    - Taksit No: &quot; &amp; [.$D211]&amp;&quot;  &quot;" office:value-type="string" office:string-value="Bursa Fabrika Satış Mağazası – Adem Duman    - Taksit No: # 11 #  " calcext:value-type="string" table:number-columns-spanned="1" table:number-rows-spanned="18">
            <text:p>Bursa Fabrika Satış Mağazası – Adem Duman <text:s text:c="3"/>- Taksit No: # 1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7"/>
          <table:table-cell table:style-name="ce33"/>
          <table:table-cell table:style-name="ce58" table:formula="of:=[.D224]" office:value-type="date" office:date-value="2022-01-30" calcext:value-type="date">
            <text:p>30.01.2022</text:p>
          </table:table-cell>
          <table:table-cell table:style-name="ce64"/>
          <table:table-cell table:style-name="ce65" table:formula="of:=[.D213]" office:value-type="string" office:string-value="# 2.000 TL #" calcext:value-type="string">
            <text:p># 2.000 TL #</text:p>
          </table:table-cell>
          <table:table-cell table:style-name="ce66" table:formula="of:=[.D214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211]" office:value-type="string" office:string-value="# 11 #" calcext:value-type="string">
            <text:p># 11 #</text:p>
          </table:table-cell>
          <table:table-cell table:style-name="ce55"/>
          <table:table-cell table:style-name="ce70" table:formula="of:=[.D226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3]);&quot;##.##0&quot;)&amp;&quot; #&quot;" office:value-type="string" office:string-value="# 11 #" calcext:value-type="string">
            <text:p># 11 #</text:p>
          </table:table-cell>
          <table:covered-table-cell table:style-name="ce127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7"/>
          <table:table-cell table:style-name="ce128" table:formula="of:=&quot;   İş bu emre muharrer senedim&quot;&amp;IF([$'Senet Borçlu Alacaklı Giriş'.$C$4]=&quot;Gerçek Kişi&quot;;&quot;in&quot;;&quot;izin&quot;)&amp;&quot; mükabilinde &quot;&amp;TEXT([.G210];&quot;dd mmmm yyyy&quot;)&amp;&quot; tarihinde Sayın : &quot;&amp;[$'Senet Borçlu Alacaklı Giriş'.$C$1]&amp;&quot; 'ya veyahut emruhavalesine yukarıda yazılı Yalnız # &quot;&amp;[$'Senet Taksit Giriş'.F13]&amp;&quot; # ödeyeceği&quot;&amp;IF([$'Senet Borçlu Alacaklı Giriş'.$C$4]=&quot;Gerçek Kişi&quot;;&quot;m.&quot;;&quot;z.&quot;)&amp;&quot; Bedeli &quot;&amp;[$'Senet Taksit Giriş'.G1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Ocak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Ocak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3]);&quot;##.##0&quot;)&amp;&quot; TL #&quot;" office:value-type="string" office:string-value="# 2.000 TL #" calcext:value-type="string">
            <text:p># 2.000 TL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16]-INT([$'Senet Taksit Giriş'.E21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5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7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ÖDEYECEK</text:p>
          </table:table-cell>
          <table:table-cell table:style-name="ce137" table:formula="of:=&quot;İsim : &quot;&amp;[.$D216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7"/>
          <table:table-cell table:style-name="ce42" table:number-columns-repeated="2"/>
          <table:table-cell table:style-name="ce143" table:number-columns-spanned="2" table:number-rows-spanned="1"/>
          <table:covered-table-cell table:style-name="ce143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4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34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covered-table-cell table:number-columns-repeated="5" table:style-name="ce134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5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KEFİL</text:p>
          </table:table-cell>
          <table:table-cell table:style-name="ce137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7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7"/>
          <table:covered-table-cell table:style-name="ce130"/>
          <table:table-cell table:style-name="ce134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3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3]" office:value-type="date" office:date-value="2022-01-30" calcext:value-type="date">
            <text:p>30.01.2022</text:p>
          </table:table-cell>
          <table:covered-table-cell table:style-name="ce127"/>
          <table:covered-table-cell table:style-name="ce130"/>
          <table:covered-table-cell table:number-columns-repeated="4" table:style-name="ce134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7"/>
          <table:covered-table-cell table:style-name="ce130"/>
          <table:table-cell table:style-name="ce135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3]" office:value-type="date" office:date-value="2021-02-25" calcext:value-type="date">
            <text:p>25.02.2021</text:p>
          </table:table-cell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48" table:end-x="0.185cm" table:end-y="0.039cm" draw:z-index="11" draw:name="CustomShape 1" draw:style-name="gr12" draw:text-style-name="P1" svg:width="6.831cm" svg:height="14.689cm" svg:x="3.735cm" svg:y="0.46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127" table:formula="of:=[.$D237] &amp;&quot;    - Taksit No: &quot; &amp; [.$D232]&amp;&quot;  &quot;" office:value-type="string" office:string-value="Bursa Fabrika Satış Mağazası – Adem Duman    - Taksit No: # 12 #  " calcext:value-type="string" table:number-columns-spanned="1" table:number-rows-spanned="18">
            <text:p>Bursa Fabrika Satış Mağazası – Adem Duman <text:s text:c="3"/>- Taksit No: # 1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4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7"/>
          <table:table-cell table:style-name="ce33"/>
          <table:table-cell table:style-name="ce58" table:formula="of:=[.D245]" office:value-type="date" office:date-value="2022-02-28" calcext:value-type="date">
            <text:p>28.02.2022</text:p>
          </table:table-cell>
          <table:table-cell table:style-name="ce64"/>
          <table:table-cell table:style-name="ce65" table:formula="of:=[.D234]" office:value-type="string" office:string-value="# 2.000 TL #" calcext:value-type="string">
            <text:p># 2.000 TL #</text:p>
          </table:table-cell>
          <table:table-cell table:style-name="ce66" table:formula="of:=[.D235]" office:value-type="string" office:string-value="#   Krş #" calcext:value-type="string">
            <text:p># <text:s text:c="2"/>Krş #</text:p>
          </table:table-cell>
          <table:table-cell table:style-name="ce54"/>
          <table:table-cell table:style-name="ce64"/>
          <table:table-cell table:style-name="ce68" table:formula="of:=[.D232]" office:value-type="string" office:string-value="# 12 #" calcext:value-type="string">
            <text:p># 12 #</text:p>
          </table:table-cell>
          <table:table-cell table:style-name="ce55"/>
          <table:table-cell table:style-name="ce70" table:formula="of:=[.D247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4]);&quot;##.##0&quot;)&amp;&quot; #&quot;" office:value-type="string" office:string-value="# 12 #" calcext:value-type="string">
            <text:p># 12 #</text:p>
          </table:table-cell>
          <table:covered-table-cell table:style-name="ce127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7"/>
          <table:table-cell table:style-name="ce128" table:formula="of:=&quot;   İş bu emre muharrer senedim&quot;&amp;IF([$'Senet Borçlu Alacaklı Giriş'.$C$4]=&quot;Gerçek Kişi&quot;;&quot;in&quot;;&quot;izin&quot;)&amp;&quot; mükabilinde &quot;&amp;TEXT([.G231];&quot;dd mmmm yyyy&quot;)&amp;&quot; tarihinde Sayın : &quot;&amp;[$'Senet Borçlu Alacaklı Giriş'.$C$1]&amp;&quot; 'ya veyahut emruhavalesine yukarıda yazılı Yalnız # &quot;&amp;[$'Senet Taksit Giriş'.F14]&amp;&quot; # ödeyeceği&quot;&amp;IF([$'Senet Borçlu Alacaklı Giriş'.$C$4]=&quot;Gerçek Kişi&quot;;&quot;m.&quot;;&quot;z.&quot;)&amp;&quot; Bedeli &quot;&amp;[$'Senet Taksit Giriş'.G1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28 Şubat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28 Şubat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4]);&quot;##.##0&quot;)&amp;&quot; TL #&quot;" office:value-type="string" office:string-value="# 2.000 TL #" calcext:value-type="string">
            <text:p># 2.000 TL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37]-INT([$'Senet Taksit Giriş'.E237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7"/>
          <table:covered-table-cell table:number-columns-repeated="10" table:style-name="ce128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5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7"/>
          <table:table-cell table:style-name="ce54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ÖDEYECEK</text:p>
          </table:table-cell>
          <table:table-cell table:style-name="ce137" table:formula="of:=&quot;İsim : &quot;&amp;[.$D237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7"/>
          <table:table-cell table:style-name="ce42" table:number-columns-repeated="2"/>
          <table:table-cell table:style-name="ce143" table:number-columns-spanned="2" table:number-rows-spanned="1"/>
          <table:covered-table-cell table:style-name="ce143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4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34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covered-table-cell table:number-columns-repeated="5" table:style-name="ce134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5"/>
          <table:covered-table-cell table:style-name="ce127"/>
          <table:covered-table-cell table:style-name="ce130"/>
          <table:table-cell table:style-name="ce135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5"/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5"/>
          <table:covered-table-cell table:style-name="ce127"/>
          <table:table-cell table:style-name="ce130" office:value-type="string" calcext:value-type="string" table:number-columns-spanned="1" table:number-rows-spanned="5">
            <text:p>KEFİL</text:p>
          </table:table-cell>
          <table:table-cell table:style-name="ce137" table:formula="of:=&quot;İsim : &quot;&amp;[$'Senet Borçlu Alacaklı Giriş'.$C$9]" office:value-type="string" office:string-value="İsim : Adem Duman" calcext:value-type="string" table:number-columns-spanned="4" table:number-rows-spanned="1">
            <text:p>İsim : Adem Duman</text:p>
          </table:table-cell>
          <table:covered-table-cell table:number-columns-repeated="3" table:style-name="ce137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7"/>
          <table:covered-table-cell table:style-name="ce130"/>
          <table:table-cell table:style-name="ce134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3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4]" office:value-type="date" office:date-value="2022-02-28" calcext:value-type="date">
            <text:p>28.02.2022</text:p>
          </table:table-cell>
          <table:covered-table-cell table:style-name="ce127"/>
          <table:covered-table-cell table:style-name="ce130"/>
          <table:covered-table-cell table:number-columns-repeated="4" table:style-name="ce134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7"/>
          <table:covered-table-cell table:style-name="ce130"/>
          <table:table-cell table:style-name="ce135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5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4]" office:value-type="date" office:date-value="2021-02-25" calcext:value-type="date">
            <text:p>25.02.2021</text:p>
          </table:table-cell>
          <table:covered-table-cell table:style-name="ce127"/>
          <table:covered-table-cell table:style-name="ce130"/>
          <table:table-cell table:style-name="ce136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6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 table:number-rows-repeated="1048299">
          <table:table-cell table:number-columns-repeated="1024"/>
        </table:table-row>
        <table:table-row table:style-name="ro8" table:number-rows-repeated="2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5" table:style-name="ta5">
        <table:table-column table:style-name="co8" table:default-cell-style-name="Default"/>
        <table:table-column table:style-name="co8" table:default-cell-style-name="ce63"/>
        <table:table-column table:style-name="co37" table:default-cell-style-name="ce54"/>
        <table:table-column table:style-name="co8" table:default-cell-style-name="Default"/>
        <table:table-column table:style-name="co38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DEM DUMAN <text:s/>- 2022-2023 Kira ödemesi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Ödeme Tablosu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Nakit <text:s/>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string" calcext:value-type="string">
            <text:p>31.09.2021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/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Senet 3000 TL</text:p>
          </table:table-cell>
          <table:table-cell table:style-name="ce54"/>
          <table:table-cell/>
        </table:table-row>
        <table:table-row table:style-name="ro1">
          <table:table-cell table:number-columns-repeated="3"/>
          <table:table-cell table:style-name="ce54"/>
          <table:table-cell/>
        </table:table-row>
        <table:table-row table:style-name="ro1">
          <table:table-cell/>
          <table:table-cell table:style-name="Default" office:value-type="string" calcext:value-type="string">
            <text:p>Yapılan Ödemeler</text:p>
          </table:table-cell>
          <table:table-cell/>
          <table:table-cell table:style-name="ce54"/>
          <table:table-cell office:value-type="string" calcext:value-type="string">
            <text:p>Toplam Ödeme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Ödenecek</text:p>
          </table:table-cell>
          <table:table-cell office:value-type="string" calcext:value-type="string">
            <text:p>Ödenen</text:p>
          </table:table-cell>
          <table:table-cell/>
        </table:table-row>
        <table:table-row table:style-name="ro1">
          <table:table-cell/>
          <table:table-cell office:value-type="date" office:date-value="2021-08-30" calcext:value-type="date">
            <text:p>30.08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19]+[.E18]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31.09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0]+[.E19]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date" office:date-value="2021-10-30" calcext:value-type="date">
            <text:p>30.10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1]+[.E20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date" office:date-value="2021-11-30" calcext:value-type="date">
            <text:p>30.11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2]+[.E21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date" office:date-value="2021-12-30" calcext:value-type="date">
            <text:p>30.12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3]+[.E22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date" office:date-value="2022-01-30" calcext:value-type="date">
            <text:p>30.01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4]+[.E23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date" office:date-value="2022-02-28" calcext:value-type="date">
            <text:p>28.02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3000" calcext:value-type="float">
            <text:p>3000</text:p>
          </table:table-cell>
          <table:table-cell table:formula="of:=[.D25]+[.E24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3-30" calcext:value-type="date">
            <text:p>30.03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6]+[.E25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4-30" calcext:value-type="date">
            <text:p>30.04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7]+[.E26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5-30" calcext:value-type="date">
            <text:p>30.05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8]+[.E27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6-30" calcext:value-type="date">
            <text:p>30.06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9]+[.E28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2022 sonu</text:p>
          </table:table-cell>
          <table:table-cell table:style-name="ce150" office:value-type="date" office:date-value="2022-07-30" calcext:value-type="date">
            <text:p>30.07.2022</text:p>
          </table:table-cell>
          <table:table-cell table:style-name="ce151" office:value-type="float" office:value="5000" calcext:value-type="float">
            <text:p>5000</text:p>
          </table:table-cell>
          <table:table-cell table:style-name="ce155"/>
          <table:table-cell table:style-name="ce155" table:formula="of:=[.D30]+[.E29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2023 kirası</text:p>
          </table:table-cell>
          <table:table-cell table:style-name="ce69" office:value-type="date" office:date-value="2022-08-30" calcext:value-type="date">
            <text:p>30.08.20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69" office:value-type="date" office:date-value="2022-09-30" calcext:value-type="date">
            <text:p>30.09.20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69" office:value-type="date" office:date-value="2022-10-30" calcext:value-type="date">
            <text:p>30.10.20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69" office:value-type="date" office:date-value="2022-11-30" calcext:value-type="date">
            <text:p>30.11.2022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percentage-style style:name="N125">
      <number:number number:decimal-places="0" number:min-decimal-places="0" number:min-integer-digits="1"/>
      <number:text>%</number:text>
    </number:percentag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number-style style:name="N1014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0P2" style:volatile="true" number:language="tr" number:country="TR">
      <number:text> </number:text>
      <number:fill-character> </number:fill-character>
      <number:text>-     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10141" number:language="tr" number:country="TR">
      <number:month number:textual="true"/>
      <number:text>.</number:text>
      <number:year/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2P0"/>
    </number:number-style>
    <number:number-style style:name="N1012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5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5P0"/>
    </number:number-style>
    <number:time-style style:name="N10142" number:language="tr" number:country="TR">
      <number:hours/>
      <number:text>:</number:text>
      <number:minutes number:style="long"/>
      <number:text> </number:text>
      <number:am-pm/>
    </number:time-style>
    <number:number-style style:name="N1011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3P0"/>
    </number:number-style>
    <number:number-style style:name="N1011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7" number:language="tr" number:country="T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1P2" style:volatile="true" number:language="tr" number:country="TR">
      <number:text> </number:text>
      <number:fill-character> </number:fill-character>
      <number:text>- TL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3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4P0"/>
    </number:number-style>
    <number:number-style style:name="N1012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3P0"/>
    </number:number-style>
    <number:date-style style:name="N10136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3P0"/>
    </number:number-style>
    <number:number-style style:name="N1013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5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2-03-03T12:46:11.481751865</meta:print-date>
    <dc:date>2023-04-29T14:28:52.987307426</dc:date>
    <meta:editing-cycles>30</meta:editing-cycles>
    <meta:editing-duration>PT17H7M8S</meta:editing-duration>
    <meta:generator>LibreOffice/7.3.7.2$Linux_X86_64 LibreOffice_project/30$Build-2</meta:generator>
    <meta:document-statistic meta:table-count="5" meta:cell-count="806" meta:object-count="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